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b0f5"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 style:font-size-complex="12pt" style:font-weight-complex="bold"/>
    </style:style>
    <style:style style:name="P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a43a1d" officeooo:paragraph-rsid="00b8b0f5" style:font-size-asian="12pt" style:language-asian="tr" style:country-asian="TR" style:font-weight-asian="bold" style:font-name-complex="Times New Roman" style:font-size-complex="12pt" style:font-weight-complex="bold"/>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3"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c5822c" officeooo:paragraph-rsid="00c5822c" style:font-size-asian="12pt" style:language-asian="tr" style:country-asian="TR" style:font-style-asian="italic" style:font-weight-asian="normal" style:font-name-complex="Times New Roman" style:font-size-complex="12pt" style:font-style-complex="italic"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4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47" style:family="paragraph" style:parent-style-name="Footer">
      <style:text-properties officeooo:rsid="0045a579" officeooo:paragraph-rsid="009100a2"/>
    </style:style>
    <style:style style:name="P4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paragraph-rsid="004e8cf1" style:font-size-asian="12pt" style:font-weight-asian="normal" style:font-name-complex="Times New Roman1" style:font-size-complex="12pt" style:font-weight-complex="normal"/>
    </style:style>
    <style:style style:name="P4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b1d6f4" style:font-size-asian="12pt" style:font-weight-asian="normal" style:font-size-complex="12pt" style:font-weight-complex="normal"/>
    </style:style>
    <style:style style:name="P5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5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5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5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5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5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font-size-complex="12pt"/>
    </style:style>
    <style:style style:name="P5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57"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58"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59"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6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 style:font-size-complex="12pt" style:font-weight-complex="bold"/>
    </style:style>
    <style:style style:name="P6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 style:font-size-complex="12pt" style:font-weight-complex="normal"/>
    </style:style>
    <style:style style:name="P6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 style:font-size-complex="12pt" style:font-weight-complex="normal"/>
    </style:style>
    <style:style style:name="P6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 style:font-size-complex="12pt" style:font-weight-complex="normal"/>
    </style:style>
    <style:style style:name="P6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 style:font-size-complex="12pt" style:font-weight-complex="normal"/>
    </style:style>
    <style:style style:name="P65"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 style:font-size-complex="12pt" style:font-weight-complex="normal"/>
    </style:style>
    <style:style style:name="P66"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67"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07306" style:font-size-asian="12pt" style:language-asian="tr" style:country-asian="TR" style:font-name-complex="Times New Roman"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language-asian="tr" style:country-asian="TR" style:font-name-complex="Times New Roman"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 style:font-size-complex="12pt" style:font-weight-complex="bold"/>
    </style:style>
    <style:style style:name="P7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07306"/>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136f4"/>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 style:font-size-complex="12pt" style:font-weight-complex="normal"/>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 style:font-size-complex="12pt" style:font-weight-complex="normal"/>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 style:font-size-complex="12pt" style:font-weight-complex="normal"/>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d136f4" style:font-size-asian="12pt" style:font-size-complex="12pt"/>
    </style:style>
    <style:style style:name="P9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13e64a" style:language-asian="tr" style:country-asian="TR" style:font-weight-asian="normal" style:font-name-complex="Times New Roman" style:font-weight-complex="normal"/>
    </style:style>
    <style:style style:name="T16" style:family="text">
      <style:text-properties fo:font-weight="normal" officeooo:rsid="003b129e" style:language-asian="tr" style:country-asian="TR" style:font-weight-asian="normal" style:font-name-complex="Times New Roman" style:font-weight-complex="normal"/>
    </style:style>
    <style:style style:name="T17" style:family="text">
      <style:text-properties fo:font-weight="normal" officeooo:rsid="003d13be" style:language-asian="tr" style:country-asian="TR" style:font-weight-asian="normal" style:font-name-complex="Times New Roman" style:font-weight-complex="normal"/>
    </style:style>
    <style:style style:name="T18" style:family="text">
      <style:text-properties fo:font-weight="normal" officeooo:rsid="003c9814" style:language-asian="tr" style:country-asian="TR" style:font-weight-asian="normal" style:font-name-complex="Times New Roman" style:font-weight-complex="normal"/>
    </style:style>
    <style:style style:name="T19" style:family="text">
      <style:text-properties fo:font-weight="normal" officeooo:rsid="004958df" style:language-asian="tr" style:country-asian="TR" style:font-weight-asian="normal" style:font-name-complex="Times New Roman" style:font-weight-complex="normal"/>
    </style:style>
    <style:style style:name="T20" style:family="text">
      <style:text-properties fo:font-weight="normal" officeooo:rsid="0022f6e7" style:language-asian="tr" style:country-asian="TR" style:font-weight-asian="normal" style:font-name-complex="Times New Roman" style:font-weight-complex="normal"/>
    </style:style>
    <style:style style:name="T21" style:family="text">
      <style:text-properties fo:font-weight="normal" officeooo:rsid="00d136f4" style:language-asian="tr" style:country-asian="TR" style:font-weight-asian="normal" style:font-name-complex="Times New Roman" style:font-weight-complex="normal"/>
    </style:style>
    <style:style style:name="T22" style:family="text">
      <style:text-properties fo:font-weight="normal" officeooo:rsid="00d43574" style:language-asian="tr" style:country-asian="TR" style:font-weight-asian="normal" style:font-name-complex="Times New Roman" style:font-weight-complex="normal"/>
    </style:style>
    <style:style style:name="T23" style:family="text">
      <style:text-properties fo:font-weight="normal" style:language-asian="tr" style:country-asian="TR" style:font-weight-asian="normal" style:font-weight-complex="normal"/>
    </style:style>
    <style:style style:name="T24" style:family="text">
      <style:text-properties fo:font-weight="normal" officeooo:rsid="003c3a02" style:language-asian="tr" style:country-asian="TR" style:font-weight-asian="normal" style:font-weight-complex="normal"/>
    </style:style>
    <style:style style:name="T25" style:family="text">
      <style:text-properties fo:font-weight="normal" officeooo:rsid="00374a74" style:language-asian="tr" style:country-asian="TR" style:font-weight-asian="normal" style:font-weight-complex="normal"/>
    </style:style>
    <style:style style:name="T26" style:family="text">
      <style:text-properties fo:font-weight="normal" officeooo:rsid="0014a809" style:language-asian="tr" style:country-asian="TR" style:font-weight-asian="normal" style:font-weight-complex="normal"/>
    </style:style>
    <style:style style:name="T27" style:family="text">
      <style:text-properties fo:font-weight="normal" officeooo:rsid="006fa4e9" style:language-asian="tr" style:country-asian="TR" style:font-weight-asian="normal" style:font-weight-complex="normal"/>
    </style:style>
    <style:style style:name="T28" style:family="text">
      <style:text-properties fo:font-weight="normal" officeooo:rsid="00cc4e8e" style:language-asian="tr" style:country-asian="TR" style:font-weight-asian="normal" style:font-weight-complex="normal"/>
    </style:style>
    <style:style style:name="T29" style:family="text">
      <style:text-properties fo:font-weight="normal" officeooo:rsid="004958df" style:language-asian="tr" style:country-asian="TR" style:font-weight-asian="normal" style:font-name-complex="Tahoma" style:font-weight-complex="normal"/>
    </style:style>
    <style:style style:name="T30" style:family="text">
      <style:text-properties fo:font-weight="normal" officeooo:rsid="00d43574" style:language-asian="tr" style:country-asian="TR" style:font-weight-asian="normal" style:font-name-complex="Tahoma" style:font-weight-complex="normal"/>
    </style:style>
    <style:style style:name="T31" style:family="text">
      <style:text-properties fo:font-weight="normal" officeooo:rsid="00d136f4" style:language-asian="tr" style:country-asian="TR" style:font-weight-asian="normal" style:font-name-complex="Tahoma" style:font-weight-complex="normal"/>
    </style:style>
    <style:style style:name="T32" style:family="text">
      <style:text-properties officeooo:rsid="00172ad1"/>
    </style:style>
    <style:style style:name="T33" style:family="text">
      <style:text-properties officeooo:rsid="00191904"/>
    </style:style>
    <style:style style:name="T34" style:family="text">
      <style:text-properties officeooo:rsid="001b7644"/>
    </style:style>
    <style:style style:name="T35" style:family="text">
      <style:text-properties officeooo:rsid="001cc920"/>
    </style:style>
    <style:style style:name="T36" style:family="text">
      <style:text-properties officeooo:rsid="001e1f00"/>
    </style:style>
    <style:style style:name="T37" style:family="text">
      <style:text-properties fo:font-weight="bold" style:font-weight-asian="bold" style:font-weight-complex="bold"/>
    </style:style>
    <style:style style:name="T38" style:family="text">
      <style:text-properties fo:font-weight="bold" officeooo:rsid="0024c625" style:font-weight-asian="bold" style:font-weight-complex="bold"/>
    </style:style>
    <style:style style:name="T39" style:family="text">
      <style:text-properties fo:font-weight="bold" officeooo:rsid="002572b2" style:font-weight-asian="bold" style:font-weight-complex="bold"/>
    </style:style>
    <style:style style:name="T40" style:family="text">
      <style:text-properties fo:font-weight="bold" officeooo:rsid="00275b19" style:font-weight-asian="bold" style:font-weight-complex="bold"/>
    </style:style>
    <style:style style:name="T41" style:family="text">
      <style:text-properties fo:font-weight="bold" officeooo:rsid="00298cb2" style:font-weight-asian="bold" style:font-weight-complex="bold"/>
    </style:style>
    <style:style style:name="T42" style:family="text">
      <style:text-properties fo:font-weight="bold" officeooo:rsid="002a4e45" style:font-weight-asian="bold" style:font-weight-complex="bold"/>
    </style:style>
    <style:style style:name="T43" style:family="text">
      <style:text-properties fo:font-weight="bold" officeooo:rsid="0043c25c" style:font-weight-asian="bold" style:font-weight-complex="bold"/>
    </style:style>
    <style:style style:name="T44" style:family="text">
      <style:text-properties fo:font-weight="bold" officeooo:rsid="004419e8" style:font-weight-asian="bold" style:font-weight-complex="bold"/>
    </style:style>
    <style:style style:name="T45" style:family="text">
      <style:text-properties fo:font-weight="bold" officeooo:rsid="00443595" style:font-weight-asian="bold" style:font-weight-complex="bold"/>
    </style:style>
    <style:style style:name="T46" style:family="text">
      <style:text-properties fo:font-weight="bold" officeooo:rsid="00455e00" style:font-weight-asian="bold" style:font-weight-complex="bold"/>
    </style:style>
    <style:style style:name="T47" style:family="text">
      <style:text-properties fo:font-weight="bold" officeooo:rsid="00a1fb85" style:font-weight-asian="bold" style:font-weight-complex="bold"/>
    </style:style>
    <style:style style:name="T48" style:family="text">
      <style:text-properties fo:font-weight="bold" officeooo:rsid="00cddedd" style:font-weight-asian="bold" style:font-weight-complex="bold"/>
    </style:style>
    <style:style style:name="T49" style:family="text">
      <style:text-properties fo:font-weight="bold" officeooo:rsid="005192be" style:font-weight-asian="bold" style:font-weight-complex="bold"/>
    </style:style>
    <style:style style:name="T50" style:family="text">
      <style:text-properties fo:font-weight="bold" officeooo:rsid="00821128" style:font-weight-asian="bold" style:font-weight-complex="bold"/>
    </style:style>
    <style:style style:name="T51" style:family="text">
      <style:text-properties fo:font-weight="bold" style:language-asian="tr" style:country-asian="TR" style:font-weight-asian="bold" style:font-name-complex="Times New Roman" style:font-weight-complex="bold"/>
    </style:style>
    <style:style style:name="T52" style:family="text">
      <style:text-properties fo:font-weight="bold" officeooo:rsid="002a4e45" style:language-asian="tr" style:country-asian="TR" style:font-weight-asian="bold" style:font-name-complex="Times New Roman" style:font-weight-complex="bold"/>
    </style:style>
    <style:style style:name="T53" style:family="text">
      <style:text-properties fo:font-weight="bold" officeooo:rsid="00455e00" style:language-asian="tr" style:country-asian="TR" style:font-weight-asian="bold" style:font-name-complex="Times New Roman" style:font-weight-complex="bold"/>
    </style:style>
    <style:style style:name="T54" style:family="text">
      <style:text-properties fo:font-weight="bold" officeooo:rsid="002bcdb2" style:language-asian="tr" style:country-asian="TR" style:font-weight-asian="bold" style:font-name-complex="Times New Roman" style:font-weight-complex="bold"/>
    </style:style>
    <style:style style:name="T55" style:family="text">
      <style:text-properties fo:font-weight="bold" officeooo:rsid="003b129e" style:language-asian="tr" style:country-asian="TR" style:font-weight-asian="bold" style:font-name-complex="Times New Roman" style:font-weight-complex="bold"/>
    </style:style>
    <style:style style:name="T56" style:family="text">
      <style:text-properties fo:font-weight="bold" officeooo:rsid="00d07306" style:language-asian="tr" style:country-asian="TR" style:font-weight-asian="bold" style:font-name-complex="Times New Roman" style:font-weight-complex="bold"/>
    </style:style>
    <style:style style:name="T57" style:family="text">
      <style:text-properties fo:font-weight="bold" officeooo:rsid="00d136f4" style:language-asian="tr" style:country-asian="TR" style:font-weight-asian="bold" style:font-name-complex="Times New Roman" style:font-weight-complex="bold"/>
    </style:style>
    <style:style style:name="T58" style:family="text">
      <style:text-properties fo:font-weight="bold" officeooo:rsid="00d9884f" style:language-asian="tr" style:country-asian="TR" style:font-weight-asian="bold" style:font-name-complex="Times New Roman" style:font-weight-complex="bold"/>
    </style:style>
    <style:style style:name="T59" style:family="text">
      <style:text-properties fo:letter-spacing="0.011cm"/>
    </style:style>
    <style:style style:name="T60" style:family="text">
      <style:text-properties officeooo:rsid="001f62ef"/>
    </style:style>
    <style:style style:name="T61" style:family="text">
      <style:text-properties officeooo:rsid="0023f1ec"/>
    </style:style>
    <style:style style:name="T62" style:family="text">
      <style:text-properties officeooo:rsid="0024c625"/>
    </style:style>
    <style:style style:name="T63" style:family="text">
      <style:text-properties fo:font-style="normal" fo:font-weight="bold" style:font-style-asian="normal" style:font-weight-asian="bold" style:font-name-complex="Times New Roman1" style:font-weight-complex="bold"/>
    </style:style>
    <style:style style:name="T64" style:family="text">
      <style:text-properties fo:font-style="normal" fo:font-weight="bold" officeooo:rsid="00172ad1" style:font-style-asian="normal" style:font-weight-asian="bold" style:font-name-complex="Times New Roman1" style:font-weight-complex="bold"/>
    </style:style>
    <style:style style:name="T65" style:family="text">
      <style:text-properties fo:font-style="normal" fo:font-weight="bold" officeooo:rsid="002572b2" style:font-style-asian="normal" style:font-weight-asian="bold" style:font-name-complex="Times New Roman1" style:font-weight-complex="bold"/>
    </style:style>
    <style:style style:name="T66" style:family="text">
      <style:text-properties fo:font-style="normal" fo:font-weight="bold" officeooo:rsid="00275b19" style:font-style-asian="normal" style:font-weight-asian="bold" style:font-name-complex="Times New Roman1" style:font-weight-complex="bold"/>
    </style:style>
    <style:style style:name="T67" style:family="text">
      <style:text-properties fo:font-style="normal" fo:font-weight="bold" style:font-style-asian="normal" style:font-weight-asian="bold" style:font-name-complex="Times New Roman1" style:font-weight-complex="normal"/>
    </style:style>
    <style:style style:name="T68" style:family="text">
      <style:text-properties fo:font-style="normal" fo:font-weight="bold" officeooo:rsid="0024c625" style:font-style-asian="normal" style:font-weight-asian="bold" style:font-name-complex="Times New Roman1" style:font-weight-complex="normal"/>
    </style:style>
    <style:style style:name="T69" style:family="text">
      <style:text-properties fo:font-style="normal" fo:font-weight="bold" officeooo:rsid="002572b2" style:font-style-asian="normal" style:font-weight-asian="bold" style:font-name-complex="Times New Roman1" style:font-weight-complex="normal"/>
    </style:style>
    <style:style style:name="T70" style:family="text">
      <style:text-properties fo:font-style="normal" fo:font-weight="bold" officeooo:rsid="00275b19" style:font-style-asian="normal" style:font-weight-asian="bold" style:font-name-complex="Times New Roman1" style:font-weight-complex="normal"/>
    </style:style>
    <style:style style:name="T71" style:family="text">
      <style:text-properties fo:font-style="normal" fo:font-weight="bold" officeooo:rsid="00298cb2" style:font-style-asian="normal" style:font-weight-asian="bold" style:font-name-complex="Times New Roman1" style:font-weight-complex="normal"/>
    </style:style>
    <style:style style:name="T72" style:family="text">
      <style:text-properties fo:font-style="normal" fo:font-weight="bold" officeooo:rsid="002a4e45" style:font-style-asian="normal" style:font-weight-asian="bold" style:font-name-complex="Times New Roman1" style:font-weight-complex="normal"/>
    </style:style>
    <style:style style:name="T73" style:family="text">
      <style:text-properties fo:font-style="normal" fo:font-weight="bold" officeooo:rsid="005192be" style:font-style-asian="normal" style:font-weight-asian="bold" style:font-name-complex="Times New Roman1" style:font-weight-complex="normal"/>
    </style:style>
    <style:style style:name="T74" style:family="text">
      <style:text-properties fo:font-style="normal" fo:font-weight="bold" officeooo:rsid="0078c540" style:language-asian="tr" style:country-asian="TR" style:font-style-asian="normal" style:font-weight-asian="bold" style:font-name-complex="Times New Roman" style:font-style-complex="italic" style:font-weight-complex="normal"/>
    </style:style>
    <style:style style:name="T75" style:family="text">
      <style:text-properties fo:font-style="normal" fo:font-weight="bold" officeooo:rsid="007e3d08" style:language-asian="tr" style:country-asian="TR" style:font-style-asian="normal" style:font-weight-asian="bold" style:font-name-complex="Times New Roman" style:font-style-complex="italic" style:font-weight-complex="normal"/>
    </style:style>
    <style:style style:name="T76" style:family="text">
      <style:text-properties fo:font-style="normal" fo:font-weight="bold" officeooo:rsid="00d136f4" style:language-asian="tr" style:country-asian="TR" style:font-style-asian="normal" style:font-weight-asian="bold" style:font-name-complex="Times New Roman" style:font-style-complex="italic" style:font-weight-complex="normal"/>
    </style:style>
    <style:style style:name="T77" style:family="text">
      <style:text-properties fo:font-style="normal" fo:font-weight="bold" officeooo:rsid="00db7bf4" style:language-asian="tr" style:country-asian="TR" style:font-style-asian="normal" style:font-weight-asian="bold" style:font-name-complex="Times New Roman" style:font-weight-complex="bold"/>
    </style:style>
    <style:style style:name="T78" style:family="text">
      <style:text-properties fo:font-style="normal" fo:font-weight="normal" style:font-style-asian="normal" style:font-weight-asian="normal" style:font-name-complex="Times New Roman1" style:font-weight-complex="normal"/>
    </style:style>
    <style:style style:name="T79" style:family="text">
      <style:text-properties fo:font-style="normal" fo:font-weight="normal" officeooo:rsid="00172ad1" style:font-style-asian="normal" style:font-weight-asian="normal" style:font-name-complex="Times New Roman1" style:font-weight-complex="normal"/>
    </style:style>
    <style:style style:name="T80" style:family="text">
      <style:text-properties fo:font-style="normal" fo:font-weight="normal" officeooo:rsid="00275b19" style:font-style-asian="normal" style:font-weight-asian="normal" style:font-name-complex="Times New Roman1" style:font-weight-complex="normal"/>
    </style:style>
    <style:style style:name="T81" style:family="text">
      <style:text-properties fo:font-style="normal" fo:font-weight="normal" officeooo:rsid="0023f1ec" style:font-style-asian="normal" style:font-weight-asian="normal" style:font-name-complex="Times New Roman1" style:font-weight-complex="normal"/>
    </style:style>
    <style:style style:name="T82" style:family="text">
      <style:text-properties fo:font-style="normal" fo:font-weight="normal" officeooo:rsid="0043c25c" style:font-style-asian="normal" style:font-weight-asian="normal" style:font-name-complex="Times New Roman1" style:font-weight-complex="normal"/>
    </style:style>
    <style:style style:name="T83" style:family="text">
      <style:text-properties fo:font-style="normal" fo:font-weight="normal" officeooo:rsid="002572b2" style:font-style-asian="normal" style:font-weight-asian="normal" style:font-name-complex="Times New Roman1" style:font-weight-complex="normal"/>
    </style:style>
    <style:style style:name="T84" style:family="text">
      <style:text-properties fo:font-style="normal" fo:font-weight="normal" officeooo:rsid="00455e00" style:font-style-asian="normal" style:font-weight-asian="normal" style:font-name-complex="Times New Roman1" style:font-weight-complex="normal"/>
    </style:style>
    <style:style style:name="T85" style:family="text">
      <style:text-properties fo:font-style="normal" fo:font-weight="normal" officeooo:rsid="0047d350" style:font-style-asian="normal" style:font-weight-asian="normal" style:font-name-complex="Times New Roman1" style:font-weight-complex="normal"/>
    </style:style>
    <style:style style:name="T86" style:family="text">
      <style:text-properties fo:font-style="normal" fo:font-weight="normal" officeooo:rsid="007390b8" style:font-style-asian="normal" style:font-weight-asian="normal" style:font-name-complex="Times New Roman1" style:font-weight-complex="normal"/>
    </style:style>
    <style:style style:name="T87" style:family="text">
      <style:text-properties fo:font-style="normal" fo:font-weight="normal" officeooo:rsid="00d07306" style:font-style-asian="normal" style:font-weight-asian="normal" style:font-name-complex="Times New Roman1" style:font-weight-complex="normal"/>
    </style:style>
    <style:style style:name="T88" style:family="text">
      <style:text-properties fo:font-style="normal" fo:font-weight="normal" officeooo:rsid="00d9884f" style:font-style-asian="normal" style:font-weight-asian="normal" style:font-name-complex="Times New Roman1" style:font-weight-complex="normal"/>
    </style:style>
    <style:style style:name="T89" style:family="text">
      <style:text-properties fo:font-style="normal" style:font-style-asian="normal" style:font-name-complex="Times New Roman1" style:font-weight-complex="normal"/>
    </style:style>
    <style:style style:name="T90" style:family="text">
      <style:text-properties fo:font-style="normal" officeooo:rsid="00172ad1" style:font-style-asian="normal" style:font-name-complex="Times New Roman1" style:font-weight-complex="normal"/>
    </style:style>
    <style:style style:name="T91" style:family="text">
      <style:text-properties fo:font-style="normal" officeooo:rsid="00275b19" style:font-style-asian="normal" style:font-name-complex="Times New Roman1" style:font-weight-complex="normal"/>
    </style:style>
    <style:style style:name="T92" style:family="text">
      <style:text-properties fo:font-style="normal" officeooo:rsid="0024c625" style:font-style-asian="normal" style:font-name-complex="Times New Roman1" style:font-weight-complex="normal"/>
    </style:style>
    <style:style style:name="T93" style:family="text">
      <style:text-properties fo:font-style="normal" officeooo:rsid="0043c25c" style:font-style-asian="normal" style:font-name-complex="Times New Roman1" style:font-weight-complex="normal"/>
    </style:style>
    <style:style style:name="T94" style:family="text">
      <style:text-properties fo:font-style="normal" style:language-asian="tr" style:country-asian="TR" style:font-style-asian="normal" style:font-name-complex="Times New Roman" style:font-weight-complex="normal"/>
    </style:style>
    <style:style style:name="T95" style:family="text">
      <style:text-properties fo:font-style="normal" officeooo:rsid="00443595" style:language-asian="tr" style:country-asian="TR" style:font-style-asian="normal" style:font-name-complex="Times New Roman" style:font-weight-complex="normal"/>
    </style:style>
    <style:style style:name="T96" style:family="text">
      <style:text-properties fo:font-style="normal" officeooo:rsid="003d13be" style:language-asian="tr" style:country-asian="TR" style:font-style-asian="normal" style:font-name-complex="Times New Roman" style:font-weight-complex="normal"/>
    </style:style>
    <style:style style:name="T97" style:family="text">
      <style:text-properties fo:font-style="normal" officeooo:rsid="003b129e" style:language-asian="tr" style:country-asian="TR" style:font-style-asian="normal" style:font-name-complex="Times New Roman" style:font-weight-complex="normal"/>
    </style:style>
    <style:style style:name="T98" style:family="text">
      <style:text-properties fo:font-style="normal" officeooo:rsid="003c9814" style:language-asian="tr" style:country-asian="TR" style:font-style-asian="normal" style:font-name-complex="Times New Roman" style:font-weight-complex="normal"/>
    </style:style>
    <style:style style:name="T99" style:family="text">
      <style:text-properties fo:font-style="normal" officeooo:rsid="0056ecfa" style:language-asian="tr" style:country-asian="TR" style:font-style-asian="normal" style:font-name-complex="Times New Roman" style:font-weight-complex="normal"/>
    </style:style>
    <style:style style:name="T100" style:family="text">
      <style:text-properties fo:font-style="normal" officeooo:rsid="007e3d08" style:language-asian="tr" style:country-asian="TR" style:font-style-asian="normal" style:font-name-complex="Times New Roman" style:font-weight-complex="normal"/>
    </style:style>
    <style:style style:name="T101" style:family="text">
      <style:text-properties fo:font-style="normal" officeooo:rsid="008f180f" style:language-asian="tr" style:country-asian="TR" style:font-style-asian="normal" style:font-name-complex="Times New Roman" style:font-weight-complex="normal"/>
    </style:style>
    <style:style style:name="T102" style:family="text">
      <style:text-properties fo:font-style="normal" officeooo:rsid="00d43574" style:language-asian="tr" style:country-asian="TR" style:font-style-asian="normal" style:font-name-complex="Times New Roman" style:font-weight-complex="normal"/>
    </style:style>
    <style:style style:name="T103" style:family="text">
      <style:text-properties fo:font-style="normal" officeooo:rsid="00db7bf4" style:language-asian="tr" style:country-asian="TR" style:font-style-asian="normal" style:font-name-complex="Times New Roman" style:font-weight-complex="normal"/>
    </style:style>
    <style:style style:name="T104"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5" style:family="text">
      <style:text-properties fo:font-style="normal" style:text-underline-style="solid" style:text-underline-width="auto" style:text-underline-color="font-color" fo:font-weight="bold" officeooo:rsid="0078c540" style:language-asian="tr" style:country-asian="TR" style:font-style-asian="normal" style:font-weight-asian="bold" style:font-name-complex="Times New Roman" style:font-style-complex="italic" style:font-weight-complex="bold"/>
    </style:style>
    <style:style style:name="T106" style:family="text">
      <style:text-properties fo:language="tr" fo:country="TR" fo:font-weight="bold" style:font-weight-asian="bold" style:font-name-complex="Times New Roman1" style:font-weight-complex="bold"/>
    </style:style>
    <style:style style:name="T107" style:family="text">
      <style:text-properties fo:language="tr" fo:country="TR" fo:font-weight="bold" officeooo:rsid="0024c625" style:font-weight-asian="bold" style:font-name-complex="Times New Roman1" style:font-weight-complex="bold"/>
    </style:style>
    <style:style style:name="T108" style:family="text">
      <style:text-properties fo:language="tr" fo:country="TR" fo:font-weight="bold" officeooo:rsid="0043c25c" style:font-weight-asian="bold" style:font-name-complex="Times New Roman1" style:font-weight-complex="bold"/>
    </style:style>
    <style:style style:name="T109" style:family="text">
      <style:text-properties fo:language="tr" fo:country="TR" fo:font-style="normal" fo:font-weight="bold" style:font-style-asian="normal" style:font-weight-asian="bold" style:font-name-complex="Times New Roman1" style:font-weight-complex="normal"/>
    </style:style>
    <style:style style:name="T110" style:family="text">
      <style:text-properties fo:language="tr" fo:country="TR" fo:font-style="normal" fo:font-weight="normal" style:font-style-asian="normal" style:font-weight-asian="normal" style:font-name-complex="Times New Roman1" style:font-weight-complex="normal"/>
    </style:style>
    <style:style style:name="T111" style:family="text">
      <style:text-properties fo:language="tr" fo:country="TR" fo:font-style="normal" fo:font-weight="normal" officeooo:rsid="004c1294" style:font-style-asian="normal" style:font-weight-asian="normal" style:font-name-complex="Times New Roman1" style:font-weight-complex="normal"/>
    </style:style>
    <style:style style:name="T112" style:family="text">
      <style:text-properties fo:language="tr" fo:country="TR" style:font-name-complex="Times New Roman1"/>
    </style:style>
    <style:style style:name="T113" style:family="text">
      <style:text-properties fo:language="tr" fo:country="TR" officeooo:rsid="00172ad1" style:font-name-complex="Times New Roman1"/>
    </style:style>
    <style:style style:name="T114" style:family="text">
      <style:text-properties fo:language="tr" fo:country="TR" officeooo:rsid="0043c25c" style:font-name-complex="Times New Roman1"/>
    </style:style>
    <style:style style:name="T115" style:family="text">
      <style:text-properties fo:language="tr" fo:country="TR" officeooo:rsid="004c1294" style:font-name-complex="Times New Roman1"/>
    </style:style>
    <style:style style:name="T116" style:family="text">
      <style:text-properties fo:language="tr" fo:country="TR" officeooo:rsid="00b0e99e" style:font-name-complex="Times New Roman1"/>
    </style:style>
    <style:style style:name="T117" style:family="text">
      <style:text-properties officeooo:rsid="002b0bb3"/>
    </style:style>
    <style:style style:name="T118" style:family="text">
      <style:text-properties style:language-asian="tr" style:country-asian="TR" style:font-name-complex="Times New Roman"/>
    </style:style>
    <style:style style:name="T119" style:family="text">
      <style:text-properties officeooo:rsid="00172ad1" style:language-asian="tr" style:country-asian="TR" style:font-name-complex="Times New Roman"/>
    </style:style>
    <style:style style:name="T120" style:family="text">
      <style:text-properties officeooo:rsid="002bcdb2" style:language-asian="tr" style:country-asian="TR" style:font-name-complex="Times New Roman"/>
    </style:style>
    <style:style style:name="T121" style:family="text">
      <style:text-properties officeooo:rsid="00310090" style:language-asian="tr" style:country-asian="TR" style:font-name-complex="Times New Roman"/>
    </style:style>
    <style:style style:name="T122" style:family="text">
      <style:text-properties officeooo:rsid="0033b636" style:language-asian="tr" style:country-asian="TR" style:font-name-complex="Times New Roman"/>
    </style:style>
    <style:style style:name="T123" style:family="text">
      <style:text-properties officeooo:rsid="003aa60a" style:language-asian="tr" style:country-asian="TR" style:font-name-complex="Times New Roman"/>
    </style:style>
    <style:style style:name="T124" style:family="text">
      <style:text-properties officeooo:rsid="0013e64a" style:language-asian="tr" style:country-asian="TR" style:font-name-complex="Times New Roman"/>
    </style:style>
    <style:style style:name="T125" style:family="text">
      <style:text-properties officeooo:rsid="003b129e" style:language-asian="tr" style:country-asian="TR" style:font-name-complex="Times New Roman"/>
    </style:style>
    <style:style style:name="T126" style:family="text">
      <style:text-properties officeooo:rsid="0022f6e7" style:language-asian="tr" style:country-asian="TR" style:font-name-complex="Times New Roman"/>
    </style:style>
    <style:style style:name="T127" style:family="text">
      <style:text-properties officeooo:rsid="003c9814" style:language-asian="tr" style:country-asian="TR" style:font-name-complex="Times New Roman"/>
    </style:style>
    <style:style style:name="T128" style:family="text">
      <style:text-properties officeooo:rsid="003d13be" style:language-asian="tr" style:country-asian="TR" style:font-name-complex="Times New Roman"/>
    </style:style>
    <style:style style:name="T129" style:family="text">
      <style:text-properties officeooo:rsid="003d6035" style:language-asian="tr" style:country-asian="TR" style:font-name-complex="Times New Roman"/>
    </style:style>
    <style:style style:name="T130" style:family="text">
      <style:text-properties officeooo:rsid="00467d30" style:language-asian="tr" style:country-asian="TR" style:font-name-complex="Times New Roman"/>
    </style:style>
    <style:style style:name="T131" style:family="text">
      <style:text-properties officeooo:rsid="004958df" style:language-asian="tr" style:country-asian="TR" style:font-name-complex="Times New Roman"/>
    </style:style>
    <style:style style:name="T132" style:family="text">
      <style:text-properties officeooo:rsid="004e8cf1" style:language-asian="tr" style:country-asian="TR" style:font-name-complex="Times New Roman"/>
    </style:style>
    <style:style style:name="T133" style:family="text">
      <style:text-properties officeooo:rsid="00455e00" style:language-asian="tr" style:country-asian="TR" style:font-name-complex="Times New Roman"/>
    </style:style>
    <style:style style:name="T134" style:family="text">
      <style:text-properties officeooo:rsid="001c4bd1" style:language-asian="tr" style:country-asian="TR" style:font-name-complex="Times New Roman"/>
    </style:style>
    <style:style style:name="T135" style:family="text">
      <style:text-properties officeooo:rsid="0047d350" style:language-asian="tr" style:country-asian="TR" style:font-name-complex="Times New Roman"/>
    </style:style>
    <style:style style:name="T136" style:family="text">
      <style:text-properties officeooo:rsid="0016608b" style:language-asian="tr" style:country-asian="TR" style:font-name-complex="Times New Roman"/>
    </style:style>
    <style:style style:name="T137" style:family="text">
      <style:text-properties officeooo:rsid="00348da0" style:language-asian="tr" style:country-asian="TR" style:font-name-complex="Times New Roman"/>
    </style:style>
    <style:style style:name="T138" style:family="text">
      <style:text-properties officeooo:rsid="006bae34" style:language-asian="tr" style:country-asian="TR" style:font-name-complex="Times New Roman"/>
    </style:style>
    <style:style style:name="T139" style:family="text">
      <style:text-properties officeooo:rsid="008f180f" style:language-asian="tr" style:country-asian="TR" style:font-name-complex="Times New Roman"/>
    </style:style>
    <style:style style:name="T140" style:family="text">
      <style:text-properties officeooo:rsid="0097ef5f" style:language-asian="tr" style:country-asian="TR" style:font-name-complex="Times New Roman"/>
    </style:style>
    <style:style style:name="T141" style:family="text">
      <style:text-properties officeooo:rsid="002b0bb3" style:language-asian="tr" style:country-asian="TR" style:font-name-complex="Times New Roman"/>
    </style:style>
    <style:style style:name="T142" style:family="text">
      <style:text-properties officeooo:rsid="001ab6fb" style:language-asian="tr" style:country-asian="TR" style:font-name-complex="Times New Roman"/>
    </style:style>
    <style:style style:name="T143" style:family="text">
      <style:text-properties officeooo:rsid="00875977" style:language-asian="tr" style:country-asian="TR" style:font-name-complex="Times New Roman"/>
    </style:style>
    <style:style style:name="T144" style:family="text">
      <style:text-properties officeooo:rsid="00512536" style:language-asian="tr" style:country-asian="TR" style:font-name-complex="Times New Roman"/>
    </style:style>
    <style:style style:name="T145" style:family="text">
      <style:text-properties officeooo:rsid="0013588f" style:language-asian="tr" style:country-asian="TR" style:font-name-complex="Times New Roman"/>
    </style:style>
    <style:style style:name="T146" style:family="text">
      <style:text-properties officeooo:rsid="00443595" style:language-asian="tr" style:country-asian="TR" style:font-name-complex="Times New Roman"/>
    </style:style>
    <style:style style:name="T147" style:family="text">
      <style:text-properties officeooo:rsid="00a7f9fb" style:language-asian="tr" style:country-asian="TR" style:font-name-complex="Times New Roman"/>
    </style:style>
    <style:style style:name="T148" style:family="text">
      <style:text-properties officeooo:rsid="00b87544" style:language-asian="tr" style:country-asian="TR" style:font-name-complex="Times New Roman"/>
    </style:style>
    <style:style style:name="T149" style:family="text">
      <style:text-properties officeooo:rsid="00cddedd" style:language-asian="tr" style:country-asian="TR" style:font-name-complex="Times New Roman"/>
    </style:style>
    <style:style style:name="T150" style:family="text">
      <style:text-properties officeooo:rsid="00d136f4" style:language-asian="tr" style:country-asian="TR" style:font-name-complex="Times New Roman"/>
    </style:style>
    <style:style style:name="T151" style:family="text">
      <style:text-properties officeooo:rsid="0078c540" style:language-asian="tr" style:country-asian="TR" style:font-name-complex="Times New Roman"/>
    </style:style>
    <style:style style:name="T152" style:family="text">
      <style:text-properties officeooo:rsid="007ab96d" style:language-asian="tr" style:country-asian="TR" style:font-name-complex="Times New Roman"/>
    </style:style>
    <style:style style:name="T153" style:family="text">
      <style:text-properties officeooo:rsid="008676e7" style:language-asian="tr" style:country-asian="TR" style:font-name-complex="Times New Roman"/>
    </style:style>
    <style:style style:name="T154" style:family="text">
      <style:text-properties style:language-asian="tr" style:country-asian="TR" style:font-name-complex="Tahoma"/>
    </style:style>
    <style:style style:name="T155" style:family="text">
      <style:text-properties officeooo:rsid="003b129e" style:language-asian="tr" style:country-asian="TR" style:font-name-complex="Tahoma"/>
    </style:style>
    <style:style style:name="T156" style:family="text">
      <style:text-properties officeooo:rsid="004958df" style:language-asian="tr" style:country-asian="TR" style:font-name-complex="Tahoma"/>
    </style:style>
    <style:style style:name="T157" style:family="text">
      <style:text-properties officeooo:rsid="006bae34" style:language-asian="tr" style:country-asian="TR" style:font-name-complex="Tahoma"/>
    </style:style>
    <style:style style:name="T158" style:family="text">
      <style:text-properties officeooo:rsid="00374a74" style:language-asian="tr" style:country-asian="TR"/>
    </style:style>
    <style:style style:name="T159" style:family="text">
      <style:text-properties officeooo:rsid="0014a809" style:language-asian="tr" style:country-asian="TR"/>
    </style:style>
    <style:style style:name="T160" style:family="text">
      <style:text-properties officeooo:rsid="00276427" style:language-asian="tr" style:country-asian="TR" style:font-name-complex="Times New Roman1"/>
    </style:style>
    <style:style style:name="T161" style:family="text">
      <style:text-properties officeooo:rsid="00347560"/>
    </style:style>
    <style:style style:name="T162" style:family="text">
      <style:text-properties officeooo:rsid="003aa60a"/>
    </style:style>
    <style:style style:name="T163" style:family="text">
      <style:text-properties officeooo:rsid="0043c25c"/>
    </style:style>
    <style:style style:name="T164" style:family="text">
      <style:text-properties officeooo:rsid="00443595"/>
    </style:style>
    <style:style style:name="T165" style:family="text">
      <style:text-properties officeooo:rsid="0047d350"/>
    </style:style>
    <style:style style:name="T166" style:family="text">
      <style:text-properties fo:font-style="italic" style:text-underline-style="solid" style:text-underline-width="auto" style:text-underline-color="font-color" fo:font-weight="bold" style:font-style-asian="italic" style:font-weight-asian="bold"/>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2" style:family="text">
      <style:text-properties fo:font-style="italic" style:text-underline-style="solid" style:text-underline-width="auto" style:text-underline-color="font-color" fo:font-weight="bold" officeooo:rsid="0078c540" style:language-asian="tr" style:country-asian="TR" style:font-style-asian="italic" style:font-weight-asian="bold" style:font-name-complex="Times New Roman" style:font-style-complex="italic" style:font-weight-complex="bold"/>
    </style:style>
    <style:style style:name="T173"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76"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7" style:family="text">
      <style:text-properties fo:font-style="italic" style:font-style-asian="italic" style:font-style-complex="italic"/>
    </style:style>
    <style:style style:name="T178" style:family="text">
      <style:text-properties fo:font-style="italic" style:language-asian="tr" style:country-asian="TR" style:font-style-asian="italic" style:font-name-complex="Times New Roman" style:font-style-complex="italic"/>
    </style:style>
    <style:style style:name="T179" style:family="text">
      <style:text-properties fo:font-style="italic" officeooo:rsid="003b129e" style:language-asian="tr" style:country-asian="TR" style:font-style-asian="italic" style:font-name-complex="Times New Roman" style:font-style-complex="italic"/>
    </style:style>
    <style:style style:name="T180" style:family="text">
      <style:text-properties fo:font-style="italic" officeooo:rsid="005192be" style:language-asian="tr" style:country-asian="TR" style:font-style-asian="italic" style:font-name-complex="Times New Roman" style:font-style-complex="italic"/>
    </style:style>
    <style:style style:name="T181"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82" style:family="text">
      <style:text-properties officeooo:rsid="004c1294"/>
    </style:style>
    <style:style style:name="T183" style:family="text">
      <style:text-properties officeooo:rsid="004d17d8"/>
    </style:style>
    <style:style style:name="T184" style:family="text">
      <style:text-properties officeooo:rsid="005079a5"/>
    </style:style>
    <style:style style:name="T185" style:family="text">
      <style:text-properties officeooo:rsid="006bae34"/>
    </style:style>
    <style:style style:name="T186" style:family="text">
      <style:text-properties style:text-underline-style="solid" style:text-underline-width="auto" style:text-underline-color="font-color"/>
    </style:style>
    <style:style style:name="T187" style:family="text">
      <style:text-properties style:text-underline-style="solid" style:text-underline-width="auto" style:text-underline-color="font-color" officeooo:rsid="006bae34"/>
    </style:style>
    <style:style style:name="T188" style:family="text">
      <style:text-properties officeooo:rsid="008676e7"/>
    </style:style>
    <style:style style:name="T18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9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91" style:family="text">
      <style:text-properties officeooo:rsid="0097ef5f"/>
    </style:style>
    <style:style style:name="T192" style:family="text">
      <style:text-properties officeooo:rsid="00a09823"/>
    </style:style>
    <style:style style:name="T193" style:family="text">
      <style:text-properties style:font-name="Abyssinica SIL" style:language-asian="tr" style:country-asian="TR" style:font-name-complex="Times New Roman"/>
    </style:style>
    <style:style style:name="T194" style:family="text">
      <style:text-properties style:font-name="Abyssinica SIL" officeooo:rsid="0013e64a" style:language-asian="tr" style:country-asian="TR" style:font-name-complex="Times New Roman"/>
    </style:style>
    <style:style style:name="T195" style:family="text">
      <style:text-properties style:font-name="Abyssinica SIL" officeooo:rsid="003c3a02" style:language-asian="tr" style:country-asian="TR" style:font-name-complex="Times New Roman"/>
    </style:style>
    <style:style style:name="T196" style:family="text">
      <style:text-properties style:font-name="Abyssinica SIL" officeooo:rsid="004958df" style:language-asian="tr" style:country-asian="TR" style:font-name-complex="Times New Roman"/>
    </style:style>
    <style:style style:name="T197" style:family="text">
      <style:text-properties officeooo:rsid="00b0e99e"/>
    </style:style>
    <style:style style:name="T198" style:family="text">
      <style:text-properties officeooo:rsid="00b1d6f4"/>
    </style:style>
    <style:style style:name="T199" style:family="text">
      <style:text-properties officeooo:rsid="00b3f9ce"/>
    </style:style>
    <style:style style:name="T200" style:family="text">
      <style:text-properties officeooo:rsid="00b87544"/>
    </style:style>
    <style:style style:name="T201" style:family="text">
      <style:text-properties officeooo:rsid="00b8b0f5"/>
    </style:style>
    <style:style style:name="T202"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203"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04"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05"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06"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07"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08"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09" style:family="text">
      <style:text-properties style:font-name="Chilanka" fo:font-size="12pt" fo:font-weight="normal" officeooo:rsid="00d55402" style:font-size-asian="12pt" style:language-asian="tr" style:country-asian="TR" style:font-weight-asian="normal" style:font-name-complex="Times New Roman" style:font-size-complex="12pt" style:font-weight-complex="normal"/>
    </style:style>
    <style:style style:name="T210" style:family="text">
      <style:text-properties style:font-name="Chilanka" fo:font-size="12pt" style:font-size-asian="12pt" style:language-asian="tr" style:country-asian="TR" style:font-name-complex="Times New Roman" style:font-size-complex="12pt"/>
    </style:style>
    <style:style style:name="T211" style:family="text">
      <style:text-properties style:font-name="Chilanka" fo:font-size="12pt" officeooo:rsid="00c5822c" style:font-size-asian="12pt" style:language-asian="tr" style:country-asian="TR" style:font-name-complex="Times New Roman" style:font-size-complex="12pt"/>
    </style:style>
    <style:style style:name="T212" style:family="text">
      <style:text-properties style:font-name="Chilanka" fo:font-size="12pt" officeooo:rsid="00c5d15f" style:font-size-asian="12pt" style:language-asian="tr" style:country-asian="TR" style:font-name-complex="Times New Roman" style:font-size-complex="12pt"/>
    </style:style>
    <style:style style:name="T213"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14" style:family="text">
      <style:text-properties officeooo:rsid="00cc4e8e"/>
    </style:style>
    <style:style style:name="T215" style:family="text">
      <style:text-properties officeooo:rsid="00cddedd"/>
    </style:style>
    <style:style style:name="T216" style:family="text">
      <style:text-properties officeooo:rsid="00677889"/>
    </style:style>
    <style:style style:name="T217" style:family="text">
      <style:text-properties officeooo:rsid="00708598"/>
    </style:style>
    <style:style style:name="T218"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219"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220"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221" style:family="text">
      <style:text-properties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222" style:family="text">
      <style:text-properties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223"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224" style:family="text">
      <style:text-properties fo:font-size="12pt" style:font-size-asian="12pt" style:language-asian="tr" style:country-asian="TR" style:font-name-complex="Times New Roman" style:font-size-complex="12pt"/>
    </style:style>
    <style:style style:name="T225" style:family="text">
      <style:text-properties fo:font-size="12pt" officeooo:rsid="008676e7" style:font-size-asian="12pt" style:language-asian="tr" style:country-asian="TR" style:font-name-complex="Times New Roman" style:font-size-complex="12pt"/>
    </style:style>
    <style:style style:name="T226" style:family="text">
      <style:text-properties fo:font-size="12pt" officeooo:rsid="0014c035" style:font-size-asian="12pt" style:language-asian="tr" style:country-asian="TR" style:font-name-complex="Times New Roman" style:font-size-complex="12pt"/>
    </style:style>
    <style:style style:name="T227" style:family="text">
      <style:text-properties fo:font-size="12pt" officeooo:rsid="0047d350" style:font-size-asian="12pt" style:language-asian="tr" style:country-asian="TR" style:font-name-complex="Times New Roman" style:font-size-complex="12pt"/>
    </style:style>
    <style:style style:name="T228" style:family="text">
      <style:text-properties fo:font-size="12pt" officeooo:rsid="004a1f33" style:font-size-asian="12pt" style:language-asian="tr" style:country-asian="TR" style:font-name-complex="Times New Roman" style:font-size-complex="12pt"/>
    </style:style>
    <style:style style:name="T229" style:family="text">
      <style:text-properties fo:font-size="12pt" officeooo:rsid="007c8eb0" style:font-size-asian="12pt" style:language-asian="tr" style:country-asian="TR" style:font-name-complex="Times New Roman" style:font-size-complex="12pt"/>
    </style:style>
    <style:style style:name="T230" style:family="text">
      <style:text-properties fo:font-size="12pt" officeooo:rsid="005e4a91" style:font-size-asian="12pt" style:language-asian="tr" style:country-asian="TR" style:font-name-complex="Times New Roman" style:font-size-complex="12pt"/>
    </style:style>
    <style:style style:name="T231" style:family="text">
      <style:text-properties fo:font-size="12pt" officeooo:rsid="006fa4e9" style:font-size-asian="12pt" style:language-asian="tr" style:country-asian="TR" style:font-name-complex="Times New Roman" style:font-size-complex="12pt"/>
    </style:style>
    <style:style style:name="T232" style:family="text">
      <style:text-properties fo:font-size="12pt" officeooo:rsid="00821128" style:font-size-asian="12pt" style:language-asian="tr" style:country-asian="TR" style:font-name-complex="Times New Roman" style:font-size-complex="12pt"/>
    </style:style>
    <style:style style:name="T233" style:family="text">
      <style:text-properties fo:font-size="12pt" officeooo:rsid="007e3d08" style:font-size-asian="12pt" style:language-asian="tr" style:country-asian="TR" style:font-name-complex="Times New Roman" style:font-size-complex="12pt"/>
    </style:style>
    <style:style style:name="T234" style:family="text">
      <style:text-properties fo:font-size="12pt" fo:font-weight="normal" officeooo:rsid="00821128" style:font-size-asian="12pt" style:language-asian="tr" style:country-asian="TR" style:font-weight-asian="normal" style:font-name-complex="Times New Roman" style:font-size-complex="12pt" style:font-weight-complex="normal"/>
    </style:style>
    <style:style style:name="T235" style:family="text">
      <style:text-properties fo:font-size="12pt" fo:font-weight="normal" officeooo:rsid="00708598" style:font-size-asian="12pt" style:language-asian="tr" style:country-asian="TR" style:font-weight-asian="normal" style:font-name-complex="Times New Roman" style:font-size-complex="12pt" style:font-weight-complex="normal"/>
    </style:style>
    <style:style style:name="T236" style:family="text">
      <style:text-properties fo:font-size="12pt" fo:font-weight="normal" officeooo:rsid="007ab96d" style:font-size-asian="12pt" style:language-asian="tr" style:country-asian="TR" style:font-weight-asian="normal" style:font-name-complex="Times New Roman" style:font-size-complex="12pt" style:font-weight-complex="normal"/>
    </style:style>
    <style:style style:name="T237" style:family="text">
      <style:text-properties fo:font-size="12pt" fo:font-weight="bold" style:font-size-asian="12pt" style:language-asian="tr" style:country-asian="TR" style:font-weight-asian="bold" style:font-name-complex="Times New Roman" style:font-size-complex="12pt" style:font-weight-complex="bold"/>
    </style:style>
    <style:style style:name="T238" style:family="text">
      <style:text-properties fo:font-size="12pt" fo:font-weight="bold" officeooo:rsid="005192be" style:font-size-asian="12pt" style:language-asian="tr" style:country-asian="TR" style:font-weight-asian="bold" style:font-name-complex="Times New Roman" style:font-size-complex="12pt" style:font-weight-complex="bold"/>
    </style:style>
    <style:style style:name="T239" style:family="text">
      <style:text-properties fo:font-size="12pt" fo:font-weight="bold" officeooo:rsid="00821128" style:font-size-asian="12pt" style:language-asian="tr" style:country-asian="TR" style:font-weight-asian="bold" style:font-name-complex="Times New Roman" style:font-size-complex="12pt" style:font-weight-complex="bold"/>
    </style:style>
    <style:style style:name="T240" style:family="text">
      <style:text-properties fo:font-size="12pt" fo:font-weight="bold" officeooo:rsid="005e4a91" style:font-size-asian="12pt" style:language-asian="tr" style:country-asian="TR" style:font-weight-asian="bold" style:font-name-complex="Times New Roman" style:font-size-complex="12pt" style:font-weight-complex="bold"/>
    </style:style>
    <style:style style:name="T241" style:family="text">
      <style:text-properties fo:font-size="12pt" fo:font-weight="bold" officeooo:rsid="00248930" style:font-size-asian="12pt" style:language-asian="tr" style:country-asian="TR" style:font-weight-asian="bold" style:font-name-complex="Times New Roman" style:font-size-complex="12pt" style:font-weight-complex="bold"/>
    </style:style>
    <style:style style:name="T242" style:family="text">
      <style:text-properties fo:font-size="12pt" fo:font-weight="bold" officeooo:rsid="007e3d08" style:font-size-asian="12pt" style:language-asian="tr" style:country-asian="TR" style:font-weight-asian="bold" style:font-name-complex="Times New Roman" style:font-size-complex="12pt" style:font-weight-complex="bold"/>
    </style:style>
    <style:style style:name="T243" style:family="text">
      <style:text-properties fo:font-size="12pt" fo:font-weight="bold" officeooo:rsid="00875977" style:font-size-asian="12pt" style:language-asian="tr" style:country-asian="TR" style:font-weight-asian="bold" style:font-name-complex="Times New Roman" style:font-size-complex="12pt" style:font-weight-complex="bold"/>
    </style:style>
    <style:style style:name="T244" style:family="text">
      <style:text-properties fo:font-size="12pt" fo:font-weight="bold" officeooo:rsid="00d136f4" style:font-size-asian="12pt" style:language-asian="tr" style:country-asian="TR" style:font-weight-asian="bold" style:font-name-complex="Times New Roman" style:font-size-complex="12pt" style:font-weight-complex="bold"/>
    </style:style>
    <style:style style:name="T245" style:family="text">
      <style:text-properties officeooo:rsid="00d136f4"/>
    </style:style>
    <style:style style:name="T246" style:family="text">
      <style:text-properties style:font-name="Chilanka" style:language-asian="tr" style:country-asian="TR" style:font-name-complex="Times New Roman"/>
    </style:style>
    <style:style style:name="T247" style:family="text">
      <style:text-properties style:font-name="Chilanka" officeooo:rsid="003d6035" style:language-asian="tr" style:country-asian="TR" style:font-name-complex="Times New Roman"/>
    </style:style>
    <style:style style:name="T248" style:family="text">
      <style:text-properties style:font-name="Chilanka" officeooo:rsid="00455e00" style:language-asian="tr" style:country-asian="TR" style:font-name-complex="Times New Roman"/>
    </style:style>
    <style:style style:name="T249" style:family="text">
      <style:text-properties style:font-name="Chilanka" fo:font-weight="bold" style:language-asian="tr" style:country-asian="TR" style:font-weight-asian="bold" style:font-name-complex="Times New Roman" style:font-weight-complex="bold"/>
    </style:style>
    <style:style style:name="T250" style:family="text">
      <style:text-properties style:font-name="Chilanka" fo:font-weight="bold" officeooo:rsid="002a4e45" style:language-asian="tr" style:country-asian="TR" style:font-weight-asian="bold" style:font-name-complex="Times New Roman" style:font-weight-complex="bold"/>
    </style:style>
    <style:style style:name="T251" style:family="text">
      <style:text-properties style:font-name="Chilanka" fo:font-weight="bold" officeooo:rsid="00d136f4" style:language-asian="tr" style:country-asian="TR" style:font-weight-asian="bold" style:font-name-complex="Times New Roman" style:font-weight-complex="bold"/>
    </style:style>
    <style:style style:name="T252" style:family="text">
      <style:text-properties style:font-name="Chilanka" fo:font-weight="bold" officeooo:rsid="002bcdb2" style:language-asian="tr" style:country-asian="TR" style:font-weight-asian="bold" style:font-name-complex="Times New Roman" style:font-weight-complex="bold"/>
    </style:style>
    <style:style style:name="T253" style:family="text">
      <style:text-properties officeooo:rsid="00276427"/>
    </style:style>
    <style:style style:name="T254" style:family="text">
      <style:text-properties officeooo:rsid="00d55402"/>
    </style:style>
    <style:style style:name="T255" style:family="text">
      <style:text-properties officeooo:rsid="00d84b96"/>
    </style:style>
    <style:style style:name="T256" style:family="text">
      <style:text-properties officeooo:rsid="00d9884f"/>
    </style:style>
    <style:style style:name="T257" style:family="text">
      <style:text-properties officeooo:rsid="00da5b80"/>
    </style:style>
    <style:style style:name="T258" style:family="text">
      <style:text-properties fo:font-size="10pt" fo:font-style="normal" officeooo:rsid="008f180f" style:font-size-asian="10pt" style:language-asian="tr" style:country-asian="TR" style:font-style-asian="normal" style:font-name-complex="Times New Roman" style:font-size-complex="10pt" style:font-weight-complex="normal"/>
    </style:style>
    <style:style style:name="T259" style:family="text">
      <style:text-properties fo:font-size="10pt" fo:font-style="normal" fo:font-weight="bold" officeooo:rsid="008f180f" style:font-size-asian="10pt" style:language-asian="tr" style:country-asian="TR" style:font-style-asian="normal" style:font-weight-asian="bold" style:font-name-complex="Times New Roman"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ELİRLİ SÜRELİ KİRA SÖZLEŞMESİ</text:p>
      <text:p text:style-name="P12"><text:span text:style-name="T37">MADDE </text:span><text:span text:style-name="T38">1 </text:span><text:span text:style-name="T63">Tanım</text:span><text:span text:style-name="T66">lar</text:span><text:span text:style-name="T63">:</text:span><text:span text:style-name="T78"> </text:span><text:span text:style-name="T79">İ</text:span><text:span text:style-name="T80">şbu sözleşmede adı geçen; </text:span><text:span text:style-name="T64">Kiraya veren</text:span><text:span text:style-name="T79">; </text:span><text:span text:style-name="T82">mecurun</text:span><text:span text:style-name="T79"> sahibi</text:span><text:span text:style-name="T80">ni</text:span><text:span text:style-name="T79"> ve/veya vekili</text:span><text:span text:style-name="T80">ni</text:span><text:span text:style-name="T79">, </text:span><text:span text:style-name="T64">Kiracı;</text:span><text:span text:style-name="T90"> </text:span><text:span text:style-name="T93">mecuru</text:span><text:span text:style-name="T90"> kiralama hak</text:span><text:span text:style-name="T92">k</text:span><text:span text:style-name="T90">ını belirli bir ücret karşılığında </text:span><text:span text:style-name="T93">belirli bir süre</text:span><text:span text:style-name="T90"> kabul <text:s/>eden gerçek veya tüzel kişi</text:span><text:span text:style-name="T91">yi</text:span><text:span text:style-name="T80"> ifade eder. </text:span><text:span text:style-name="T3">İşbu k</text:span>ira sözleşme<text:span text:style-name="T192">yle</text:span>, kiraya veren , <text:span text:style-name="T32">bu sözleşmede özellikleri belirtilen mecurun</text:span> kullanı<text:span text:style-name="T164">mını,</text:span> <text:span text:style-name="T163">belli bir süre için, belirlenen fiyatla</text:span> kiracıya bırak<text:span text:style-name="T192">ır</text:span>.</text:p>
      <text:p text:style-name="P23"><text:span text:style-name="T108">M</text:span><text:span text:style-name="T106">ADDE </text:span><text:span text:style-name="T107">2 </text:span><text:span text:style-name="T109">Kira süresi:</text:span><text:span text:style-name="T110"> </text:span><text:span text:style-name="T111">İşbu s</text:span><text:span text:style-name="T112">özleşme, belirli süre</text:span><text:span text:style-name="T114">lidir</text:span><text:span text:style-name="T113"> ve <text:s/>k</text:span><text:span text:style-name="T112">ararlaştırılan sürenin </text:span><text:span text:style-name="T116">sonunda</text:span><text:span text:style-name="T112"> herhangi bir bildirim olmaksızın, </text:span><text:span text:style-name="T115"><text:s/>sözleşmeden doğan haklar saklı kalmak şartıyla,</text:span><text:span text:style-name="T112"> sona ere</text:span><text:span text:style-name="T113">r. </text:span></text:p>
      <text:p text:style-name="P13"><text:span text:style-name="T43">M</text:span><text:span text:style-name="T37">ADDE 3 </text:span><text:span text:style-name="T67">Vergi ve benzeri yükümlülükler: </text:span>Kiralanana <text:span text:style-name="T182">ait, kültür, arsa, bina vergileri kiraya veren;</text:span> <text:span text:style-name="T184">kira stopaj </text:span>vergi<text:span text:style-name="T62">si, çevre temizlik vergisi </text:span>v<text:span text:style-name="T200">b.</text:span> <text:span text:style-name="T32">kiracı tarafından ödenecektir. </text:span><text:span text:style-name="T119">Kiracı elektrik, su, </text:span><text:span text:style-name="T121">aidat</text:span><text:span text:style-name="T119"> vb. abone gerektiren işlemlerde, kira başlangıcında </text:span><text:span text:style-name="T148">varsa</text:span><text:span text:style-name="T119"> abonelikleri üzerine alacaktır ve kira müddeti boyunca bu </text:span><text:span text:style-name="T122">aboneliklere ait</text:span><text:span text:style-name="T119"> giderler kiracıya aittir. </text:span><text:span text:style-name="T148">Abonelik olmadan kullanılan elektrik, su giderleri kiracı tarafından ödenir.</text:span></text:p>
      <text:p text:style-name="P12"><text:span text:style-name="T37">MADDE </text:span><text:span text:style-name="T38">4 </text:span><text:span text:style-name="T68">Yan giderler</text:span><text:span text:style-name="T37">: </text:span>Kira<text:span text:style-name="T32">cı</text:span>, kiralananın kullanımıyla ilgili olmak üzere, kendisi veya üçüncü kişi tarafından yapılan yan giderlere katlanmakla yükümlüdür.</text:p>
      <text:p text:style-name="P14"><text:span text:style-name="T37">MADDE </text:span><text:span text:style-name="T38">5 </text:span><text:span text:style-name="T68">Kiralananın teslim anında </text:span><text:span text:style-name="T71">ve </text:span><text:span text:style-name="T68">sonra</text:span><text:span text:style-name="T71">sı</text:span><text:span text:style-name="T68"> ayıplı hâle gelmesinden sorumluluk</text:span><text:span text:style-name="T37"> <text:tab/></text:span></text:p>
      <text:list xml:id="list2255166199" text:style-name="WWNum3">
        <text:list-header>
          <text:p text:style-name="P50"><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32">Kiracının, mecurun teslimi sonrası, kendi ihtiyaçları doğrultusunda ortaya çıkabilecek ve eksik olarak tanımlayacağı şeylerin sorumluluğu kiracıya aittir. </text:span></text:p>
        </text:list-header>
      </text:list>
      <text:p text:style-name="P12"><text:span text:style-name="T37">MADDE </text:span><text:span text:style-name="T42">6</text:span><text:span text:style-name="T38"> </text:span><text:span text:style-name="T68">Kira bedelinin indirilmesi</text:span><text:span text:style-name="T37"> : </text:span>Kiracı, <text:span text:style-name="T33">kira süresi boyunca ve sonrasında, sözleşmede belirlenen kira bedelinde, mucbir sebepler dahil, herhangi bir sebeple </text:span>indirim yapılmasını isteye<text:span text:style-name="T33">mez</text:span>. <text:span text:style-name="T197">İşbu sözleşme pandemi koşulları göz önünde bulundurularak imzalanmıştır.</text:span></text:p>
      <text:p text:style-name="P12"><text:span text:style-name="T37">MADDE </text:span><text:span text:style-name="T44">7</text:span><text:span text:style-name="T38"> </text:span><text:span text:style-name="T48">Ö</text:span><text:span text:style-name="T68">deme,</text:span><text:span text:style-name="T37"> </text:span><text:span text:style-name="T41">ifa zamanı, kiracının temerrüdü</text:span><text:span text:style-name="T37"><text:tab/><text:tab/></text:span></text:p>
      <text:list xml:id="list152434822084598" text:continue-numbering="true" text:style-name="WWNum3">
        <text:list-header>
          <text:p text:style-name="P51"><text:span text:style-name="T141">Kira bedeli nettir. </text:span><text:span text:style-name="T118">Sözleşme</text:span><text:span text:style-name="T141">de</text:span><text:span text:style-name="T118"> </text:span><text:span text:style-name="T141">belirtilen kira bedeli</text:span><text:span text:style-name="T118">, vergiler düşüldükten sonra </text:span><text:span text:style-name="T141">kiralayana </text:span><text:span text:style-name="T118">ödene</text:span><text:span text:style-name="T141">cek</text:span><text:span text:style-name="T118"> </text:span><text:span text:style-name="T122">net </text:span><text:span text:style-name="T118">miktardır. </text:span><text:span text:style-name="T141">Kira stopaj vergisi kiracı tarafından, </text:span><text:span text:style-name="T122">kiraya veren adına </text:span><text:span text:style-name="T141">ödenecektir. Her türlü resim vergi ve harçlar, ÇTV, stopaj vergisi ve kira süresi içerisinde ortaya çıkabilecek her türlü resmi ödemeler, vergi ve harçlar kiracı tarafından ödenecektir.</text:span><text:span text:style-name="T118"> Kiracı, kira bedelini </text:span><text:span text:style-name="T142">( kira bedeli aylık ödemeli yapılacaksa her ayın </text:span><text:span text:style-name="T143">1</text:span><text:span text:style-name="T144">. günü</text:span><text:span text:style-name="T142"> peşin </text:span><text:span text:style-name="T143">olarak</text:span><text:span text:style-name="T142"> )</text:span><text:span text:style-name="T118"> ve yan giderleri,</text:span><text:span text:style-name="T142"> </text:span><text:span text:style-name="T143">peşin </text:span><text:span text:style-name="T118">ödemekle yükümlüdür. </text:span><text:span text:style-name="T129">Ki</text:span><text:span text:style-name="T142">ra ödemeleri kiraya verene ait banka hesabına yatırılacaktır. </text:span><text:span text:style-name="T118">İşbu sö</text:span><text:span text:style-name="T145">z</text:span><text:span text:style-name="T118">leşme</text:span><text:span text:style-name="T125">de belirlenen</text:span><text:span text:style-name="T118"> kira bedeli</text:span><text:span text:style-name="T125">nin ödeme vadesi </text:span><text:span text:style-name="T128">sözleşme düzenleme </text:span><text:span text:style-name="T125">tarihidir.</text:span><text:span text:style-name="T118"> Ödeme çek veya senet ile taahhüt edilmiş ise ödemenin zamanında <text:s/>ödenmemesi durumunda, </text:span><text:span text:style-name="T189">müteakip bonolarda muacceliyet kesbedece</text:span><text:span text:style-name="T190">k</text:span><text:span text:style-name="T189">,</text:span><text:span text:style-name="T118"> </text:span><text:span text:style-name="T128">çek veya senedin ödeme vadesi, sözleşme düzenleme tarihi olarak kabul edilecektir </text:span><text:span text:style-name="T146">ve</text:span><text:span text:style-name="T128"> </text:span><text:span text:style-name="T118"><text:s/></text:span><text:span text:style-name="T146">k</text:span><text:span text:style-name="T128">iracı </text:span><text:span text:style-name="T146">geçmiş ve </text:span><text:span text:style-name="T128">o</text:span><text:span text:style-name="T118">turduğu süreye ait kira borcunu,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text:span><text:span text:style-name="T128">ile birlikte</text:span><text:span text:style-name="T125"> ödemeyi</text:span><text:span text:style-name="T118"> peşinen kabul ve taahhüt eder.</text:span></text:p>
        </text:list-header>
      </text:list>
      <text:p text:style-name="P12"><text:span text:style-name="T37">MADDE </text:span><text:span text:style-name="T45">8</text:span><text:span text:style-name="T39"> </text:span><text:span text:style-name="T69">Temizlik ve bakım giderleri</text:span> : Kiracı, kiralananın olağan kullanımı için gerekli temizlik, bakım <text:span text:style-name="T197">vb.</text:span> giderleri ödemekle yükümlüdür.</text:p>
      <text:p text:style-name="P12"><text:span text:style-name="T37">MADDE </text:span><text:span text:style-name="T45">9</text:span><text:span text:style-name="T39"> </text:span><text:span text:style-name="T42">K</text:span><text:span text:style-name="T69">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9">önce kiracıya bildirmek ve bunların </text:span>yapıldığı sırada kiracının yararlarını göz önünde tutmak zorundadır. </text:p>
      <text:p text:style-name="P21"><text:span text:style-name="T37">MADD</text:span><text:span text:style-name="T47">E 10 </text:span><text:span text:style-name="T65">Kira</text:span><text:span text:style-name="T69">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1">Kiracı, <text:span text:style-name="T183">mecurda bir değişiklik yapmak isterse bu ek bir sözleşme ile belirlenmelidir.</text:span> Kiracı, kiraya verenin rızasıyla yaptığı yenilik ve değişiklikler sebebiyle kiralananda ortaya çıka<text:span text:style-name="T183">bilecek</text:span> </text:p>
      <text:p text:style-name="P1"/>
      <text:p text:style-name="P1">KİRAYA VEREN<text:tab/>KİRACI<text:tab/>ŞAHİT</text:p>
      <text:p text:style-name="P3"><text:tab/><text:tab/><text:tab/><text:tab/><text:tab/><text:tab/></text:p>
      <text:p text:style-name="P21"><text:soft-page-break/><text:span text:style-name="T118">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3">Aksi bir sözleşme ile kararlaştır</text:span><text:span text:style-name="T139">ı</text:span><text:span text:style-name="T123">lmamışsa, </text:span><text:span text:style-name="T120">Kiracı, kira bitiminde yaptığı bu tip imalatları sökemez, çıkaramaz, kıramaz. Kiracı bu tip imalatları sağlam olarak kiraya verene teslim etmekle yükümlüdür. </text:span></text:p>
      <text:p text:style-name="P12"><text:span text:style-name="T47">MADDE 11</text:span><text:span text:style-name="T39"> </text:span><text:span text:style-name="T69">Alt kira ve kullanım hakkının devri, </text:span><text:span text:style-name="T65">Kira ilişkisinin devri</text:span><text:span text:style-name="T37"> : </text:span>Kiracı, kiraya verenin yazılı rızası olmadıkça, kiralananı başkasına kiralayamayacağı gibi, kullanım hakkını da, kira ilişkisini <text:span text:style-name="T164">de</text:span> başkasına devredemez. </text:p>
      <text:p text:style-name="P12"><text:span text:style-name="T37">MADDE </text:span><text:span text:style-name="T39">1</text:span><text:span text:style-name="T46">2</text:span><text:span text:style-name="T39"> </text:span><text:span text:style-name="T69">Kiralananın kullanılmaması</text:span><text:span text:style-name="T37"> :</text:span><text:span text:style-name="T2"> </text:span><text:span text:style-name="T8">Normal veya mucbir bir sebeple, m</text:span><text:span text:style-name="T6">ecur</text:span> kullanılmasa veya sınırlı olarak kullanılsa bile kiracı, kira bedelini ödemekle yükümlüdür. <text:span text:style-name="T191">İşbu sözleşme pandemi koşulları göz önünde bulundurularak düzenlenmiştir.</text:span></text:p>
      <text:p text:style-name="P12"><text:span text:style-name="T37">MADDE </text:span><text:span text:style-name="T42">1</text:span><text:span text:style-name="T46">3</text:span><text:span text:style-name="T39"> </text:span><text:span text:style-name="T69">Kiralananın sözleşmenin bitiminden önce geri verilmesi</text:span><text:span text:style-name="T37"> <text:s/>: </text:span>Kiracı, sözleşme süresine veya fesih dönemine uymaksızın kiralananı geri verdiği takdirde, kira sözleşmesinden doğan borçları, <text:span text:style-name="T34">sözleşme bitim süresine kadar olan dönem boyunca devam eder. Bu gibi durumlarda kiracı, kiralananı başkasına devredemez. Kiraya veren, k</text:span>iralananın <text:span text:style-name="T161">güncel</text:span> koşullarla kiraya verilebileceği <text:span text:style-name="T34">yeni bir kiracı bulması </text:span>h<text:span text:style-name="T191">a</text:span>linde, kiracının kira sözleşmesinden doğan borçları sona erer. <text:s/><text:span text:style-name="T191">Kiracı sözleşmede belirtilen şartlarda, kiralananı kullanmasa bile, kira borcunu ödemekle yükümlüdür.</text:span></text:p>
      <text:p text:style-name="P15"><text:span text:style-name="T37">MADDE </text:span><text:span text:style-name="T42">1</text:span><text:span text:style-name="T46">4</text:span><text:span text:style-name="T39"> </text:span><text:span text:style-name="T67">Sözleşmenin sona ermesi</text:span><text:span text:style-name="T2"> : </text:span><text:span text:style-name="T4">İşbu sözleşme, belirli süreli bir sözleşmedir. K</text:span>ira sözleşmesi bu sürenin sonunda kendiliğinden sona erer. <text:span text:style-name="T183">Kiracı kiralananı sözleşme bitim tarihinde boşaltmakla yükümlüdür.</text:span><text:span text:style-name="T89"> </text:span><text:span text:style-name="T99">K</text:span><text:span text:style-name="T96">iracı, </text:span><text:span text:style-name="T99">mecuru boşaltmadığı takdirde, </text:span><text:span text:style-name="T96"><text:s/></text:span><text:span text:style-name="T95">geçmiş ve </text:span><text:span text:style-name="T96">o</text:span><text:span text:style-name="T94">turduğu süreye ait kira borcunu, </text:span><text:span text:style-name="T97">geçen her gün için, yıllık kira bedelinin yüzde </text:span><text:span text:style-name="T96">biri</text:span><text:span text:style-name="T97"> oranında </text:span><text:span text:style-name="T96">(%1)</text:span><text:span text:style-name="T97"> </text:span><text:span text:style-name="T98">günlük </text:span><text:span text:style-name="T97">ceza bedeli </text:span><text:span text:style-name="T96">ile birlikte</text:span><text:span text:style-name="T97"> ödemeyi</text:span><text:span text:style-name="T94"> peşinen kabul ve taahhüt eder.</text:span></text:p>
      <text:p text:style-name="P12"><text:span text:style-name="T37">MADDE </text:span><text:span text:style-name="T42">1</text:span><text:span text:style-name="T46">5 </text:span><text:span text:style-name="T67">Kiracının iflası </text:span><text:span text:style-name="T72">ve ölümü : </text:span>Kiracı, kiralananın tesliminden sonra iflas eder <text:span text:style-name="T183">veya</text:span> <text:s/>öl<text:span text:style-name="T183">ürse, ö</text:span>len kiracının <text:span text:style-name="T61">mirasçıları ve </text:span>ortakları veya bu ortakların aynı meslek ve sanatı yürüten mirasçıları <text:span text:style-name="T35"><text:s/>kiranın devam etmesine yönelik istekleri, bu sözleşmeye bağlı olarak geçersizdir. </text:span><text:span text:style-name="T81">Kiracının ölümü ile bu sözleşmedeki </text:span><text:span text:style-name="T78">“Kiralananın sözleşmenin bitiminden önce geri verilmesi” </text:span><text:span text:style-name="T81">maddesinde belirtilen şartlar uygulanır. </text:span><text:span text:style-name="T3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6"><text:span text:style-name="T37">MADDE </text:span><text:span text:style-name="T42">1</text:span><text:span text:style-name="T46">6</text:span><text:span text:style-name="T40"> </text:span><text:span text:style-name="T70">Kiralananın geri verilmesi</text:span><text:span text:style-name="T37"> <text:tab/>:</text:span><text:span text:style-name="T2"> “</text:span><text:span text:style-name="T83">Kiralananda yenilik ve değişiklik yapılması“ </text:span><text:span text:style-name="T84">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1">de</text:span>, sözleşmeye aykırı kullanmadan doğacak zararları giderme<text:span text:style-name="T36">kle yükümlüdür.</text:span> </text:p>
      <text:p text:style-name="P12"><text:span text:style-name="T37">MADDE </text:span><text:span text:style-name="T42">1</text:span><text:span text:style-name="T46">7 </text:span><text:span text:style-name="T40">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pan text:style-name="T256">Kiracı paletli iş makinesi ile çalışma yaptığı için, kira bitiminde iş makinesin</text:span><text:span text:style-name="T257">in yanındaki binaların çatı, yan duvarlarına ve mecurun taban betonuna verdiği hasarı</text:span><text:span text:style-name="T256"> ödemeyi </text:span><text:span text:style-name="T257">peşinen kabul ve</text:span><text:span text:style-name="T256"> taahhüt etmiştir. </text:span></text:p>
      <text:p text:style-name="P49"><text:span text:style-name="T160">KİRAYA VEREN<text:tab/>KİRACI<text:tab/>ŞAHİT</text:span></text:p>
      <text:p text:style-name="P7"><text:tab/><text:tab/><text:tab/><text:tab/><text:tab/><text:tab/></text:p>
      <text:p text:style-name="P17"><text:soft-page-break/><text:span text:style-name="T37">MADDE </text:span><text:span text:style-name="T46">18</text:span><text:span text:style-name="T40"> </text:span><text:span text:style-name="T70">Kullanma giderleri</text:span><text:span text:style-name="T37"> : </text:span>Kiracı, ısıtma, aydınlatma ve su gibi kullanma giderlerine katlan<text:span text:style-name="T198">ır ve</text:span> bu giderleri ispat edici belgelerin birer örneğini diğer tarafa vermek zorundadır. </text:p>
      <text:p text:style-name="P22"><text:span text:style-name="T37">MADDE </text:span><text:span text:style-name="T42">1</text:span><text:span text:style-name="T46">9</text:span><text:span text:style-name="T40"> </text:span><text:span text:style-name="T70">Kiracının güvence vermesi</text:span><text:span text:style-name="T37"> <text:tab/>: </text:span><text:span text:style-name="T5">K</text:span>iracı <text:span text:style-name="T199">belirlenen </text:span>güvence <text:span text:style-name="T199">bedelini öder ve tahliyede kiracının herhangi bir borcu olmadığı durumda bu bedel aynı miktarda iade edilir.</text:span></text:p>
      <text:p text:style-name="P18"><text:span text:style-name="T37">MADDE </text:span><text:span text:style-name="T42">2</text:span><text:span text:style-name="T46">0 </text:span><text:span text:style-name="T70">Kira </text:span><text:span text:style-name="T73">Yıllık Artış Oranı</text:span><text:span text:style-name="T37"> </text:span><text:span text:style-name="T40">ve </text:span><text:span text:style-name="T70">Belirlenmesi<text:tab/>:</text:span><text:span text:style-name="T80"> </text:span><text:span text:style-name="T88">Süre uzatımı </text:span><text:span text:style-name="T60">yapılan sözleşmelerde </text:span>uygulanacak <text:span text:style-name="T165">yıllık kira artış oranı</text:span>, <text:span text:style-name="T161">yıllık tüketici </text:span>fiyat endeksi<text:span text:style-name="T161"> (TÜFE)</text:span> <text:span text:style-name="T162"><text:s/></text:span><text:span text:style-name="T60">oranın</text:span><text:span text:style-name="T256">da</text:span> <text:span text:style-name="T117">yapılacaktır.</text:span>. </text:p>
      <text:p text:style-name="P19"><text:span text:style-name="T51">MADDE </text:span><text:span text:style-name="T52">2</text:span><text:span text:style-name="T53">1 </text:span><text:span text:style-name="T54">Sözleşmenin feshi : </text:span><text:span text:style-name="T118">İşbu sözleşmenin herhangi bir maddesinin ihlali ile </text:span><text:span text:style-name="T132">veya süre bitiminde</text:span><text:span text:style-name="T118">, </text:span><text:span text:style-name="T129">kiraya v</text:span><text:span text:style-name="T247">erenin hakları saklı kalmak şartıyla</text:span><text:span text:style-name="T246"> sözleşme fesh edilir ve kiracı mecuru hiçbir ihtara gerek kalmadan boşaltma</text:span><text:span text:style-name="T248">yı kabul ve taahhüt etmiştir.</text:span><text:span text:style-name="T246">. </text:span></text:p>
      <text:list xml:id="list152435382348372" text:continue-numbering="true" text:style-name="WWNum3">
        <text:list-header>
          <text:p text:style-name="P55"><text:span text:style-name="T57">MADDE 22 </text:span><text:span text:style-name="T58">Tahliye </text:span><text:span text:style-name="T21">İşbu sözleşme ile kiracı, halen tahtı icarında bulunan taşınmazı; sözleşme bitim </text:span><text:span text:style-name="T18">tarih</text:span><text:span text:style-name="T21">inde</text:span><text:span text:style-name="T18">, </text:span><text:span text:style-name="T21">işbu </text:span><text:span text:style-name="T18">sözleşme</text:span><text:span text:style-name="T19">nin</text:span><text:span text:style-name="T18"> şartlarına bağlı kalarak, </text:span><text:span text:style-name="T20"><text:s/></text:span><text:span text:style-name="T21">hiçbir kanuni merasime, ihtar ve protesto keşidesine, cevap itasına, tebliğ ve tebellüğe, </text:span><text:span text:style-name="T31">herhangi bir ihtar ve hiçbir hüküm istihsaline ve mahkemeden ilam almaya hacet kalmaksızın</text:span><text:span text:style-name="T21"> kayıtsız ve şartsız olarak boşaltmayı </text:span><text:span text:style-name="T31">kesin olarak, </text:span><text:span text:style-name="T29">hür irade</text:span><text:span text:style-name="T30">siyle</text:span><text:span text:style-name="T31"> beyan, kabul ve taahhüt e</text:span><text:span text:style-name="T30">tmiştir.</text:span><text:span text:style-name="T21"><text:tab/>Gününde tahliye edemediği </text:span><text:span text:style-name="T15">veya </text:span><text:span text:style-name="T21">etmediği takdirde, </text:span><text:span text:style-name="T16">geçen her gün için, yıllık kira bedelinin yüzde </text:span><text:span text:style-name="T17">biri</text:span><text:span text:style-name="T16"> oranında </text:span><text:span text:style-name="T17">(%1)</text:span><text:span text:style-name="T16"> </text:span><text:span text:style-name="T18">günlük </text:span><text:span text:style-name="T16">ceza bedeli ödemeyi, </text:span><text:span text:style-name="T21">kiraya veren veya yetkili kanuni vekili tarafından aleyhi</text:span><text:span text:style-name="T22">n</text:span><text:span text:style-name="T21">e yapılacak, her türlü icra takibatı, mahkeme masrafları, avukatlık ücretleri ve benzeri tüm ücretlerinde tamamen şahsı tarafından karşılanacağını şimdiden <text:s/>kabul,</text:span><text:span text:style-name="T15"> beyan</text:span><text:span text:style-name="T21"> ve taahhüt e</text:span><text:span text:style-name="T22">tmiştir</text:span><text:span text:style-name="T21">. </text:span></text:p>
          <text:p text:style-name="P52"><text:span text:style-name="T249">MADDE </text:span><text:span text:style-name="T250">2</text:span><text:span text:style-name="T251">3 </text:span><text:span text:style-name="T252">Kefil ve şahit : </text:span><text:span text:style-name="T246">Kefil </text:span><text:span text:style-name="T248">ve şahit</text:span><text:span text:style-name="T246">, bu sözleşm</text:span><text:span text:style-name="T118">eye attığı imza ile, sözleşme şartlarına uyulmaması </text:span><text:span text:style-name="T128">ve/veya bu sözleşmeyle bağlantılı tahliye taahhütnamesi vb. belgeler</text:span><text:span text:style-name="T118"> ile ortaya çıkabilecek her türlü maddi ve manevi zararların karşılanması hususunda, müteselsilen sorumlu olduğunu kabul ve beyan etmiştir. Kefil </text:span><text:span text:style-name="T134">ve Şahit</text:span><text:span text:style-name="T118">, sözleşmeyi imzalayan kişinin, </text:span><text:span text:style-name="T139">s</text:span><text:span text:style-name="T118">özleşmede adı geçen kişi olduğuna şahitlik ettiğini kabul ve beyan e</text:span><text:span text:style-name="T147">tmiştir.</text:span><text:span text:style-name="T118"> </text:span></text:p>
          <text:p text:style-name="P53"><text:span text:style-name="T53">MADDE 2</text:span><text:span text:style-name="T57">4 </text:span><text:span text:style-name="T53">Yetkili mercii ve tebligat :</text:span><text:span text:style-name="T14"> İşbu </text:span><text:span text:style-name="T133"><text:s/>sözleşmede belirtilen adresler tarafların tebligat adresleri olarak da belirlenmiş olup her türlü tebligatın bu adreslere yapılabileceği taraflarca kabul edilmişti</text:span><text:span text:style-name="T135">r.</text:span><text:span text:style-name="T133"> Taraflar, anlaşmazlık vuku</text:span><text:span text:style-name="T135">unda</text:span><text:span text:style-name="T133">, T.C. Tokat Mahkeme ve İcra Dairelerinin selahiyetini </text:span><text:span text:style-name="T132">şimdiden </text:span><text:span text:style-name="T133">kabul ve beyan etmiştir. </text:span></text:p>
          <text:list>
            <text:list-item>
              <text:list>
                <text:list-item>
                  <text:list>
                    <text:list-item>
                      <text:list>
                        <text:list-item>
                          <text:list>
                            <text:list-item>
                              <text:list>
                                <text:list-header>
                                  <text:p text:style-name="P54"/>
                                  <text:list>
                                    <text:list-header>
                                      <text:p text:style-name="P53"><text:span text:style-name="T118">İşbu akit, </text:span><text:span text:style-name="T135">3</text:span><text:span text:style-name="T136"> sayfa</text:span><text:span text:style-name="T149">dan</text:span><text:span text:style-name="T137"> </text:span><text:span text:style-name="T136">oluşur ve </text:span><text:span text:style-name="T135">1</text:span><text:span text:style-name="T118"> nüsha halinde tanzim edilmiş olup, taraflarca </text:span><text:span text:style-name="T133">okunarak, </text:span><text:span text:style-name="T118">kabul edilmiş ve imzalanmıştır.</text:span></text:p>
                                    </text:list-header>
                                  </text:list>
                                </text:list-header>
                              </text:list>
                            </text:list-item>
                          </text:list>
                        </text:list-item>
                      </text:list>
                    </text:list-item>
                  </text:list>
                </text:list-item>
              </text:list>
            </text:list-item>
          </text:list>
        </text:list-header>
      </text:list>
      <text:p text:style-name="P42"><text:span text:style-name="T173">Sözleşmenin:</text:span><text:span text:style-name="T181"> </text:span><text:span text:style-name="T179">Düzenleme Tarihi</text:span><text:span text:style-name="T180"><text:tab/></text:span><text:span text:style-name="T125">: </text:span><text:span text:style-name="T55"><text:s/></text:span><text:span text:style-name="T56">30 Kasım 2021</text:span><text:span text:style-name="T85"><text:tab/></text:span><text:span text:style-name="T86">Düzenleme No: <text:s/></text:span><text:span text:style-name="T87">20211130-010</text:span></text:p>
      <text:p text:style-name="P42"><text:span text:style-name="T169">Kiraya Veren<text:tab/>: </text:span><text:span text:style-name="T178">Adı Soyadı</text:span><text:span text:style-name="T118"><text:tab/>: </text:span><text:span text:style-name="T140"><text:tab/><text:tab/></text:span><text:span text:style-name="T118"><text:tab/><text:tab/></text:span><text:span text:style-name="T176">TC Kimlik No</text:span><text:span text:style-name="T10"><text:tab/>: </text:span></text:p>
      <text:p text:style-name="P43">Kiracı<text:tab/></text:p>
      <text:p text:style-name="P76"><text:span text:style-name="T218">Adı Soyadı</text:span><text:span text:style-name="T224"><text:tab/>: </text:span><text:span text:style-name="T234">Ali Demirel</text:span></text:p>
      <text:p text:style-name="P76"><text:span text:style-name="T218">TC Kimlik No</text:span><text:span text:style-name="T224"><text:tab/>: </text:span><text:span text:style-name="T235">2</text:span><text:span text:style-name="T234">96 6582 6206</text:span></text:p>
      <text:p text:style-name="P76"><text:span text:style-name="T219">Tebligat </text:span><text:span text:style-name="T218">Adres</text:span><text:span text:style-name="T224"><text:tab/>: </text:span><text:span text:style-name="T225">Bahçelievler Mah. Mehmet Akif Ersoy Cad. Nas Apt. K:3 D:6 TOKAT</text:span></text:p>
      <text:p text:style-name="P68"><text:span text:style-name="T177">Telefon No</text:span><text:tab/>: <text:span text:style-name="T216">0 </text:span><text:span text:style-name="T217">53</text:span><text:span text:style-name="T188">7 760 26 79</text:span></text:p>
      <text:p text:style-name="P69"><text:span text:style-name="T167">Kiralana</text:span><text:span text:style-name="T168">nın</text:span><text:span text:style-name="T174"><text:tab/></text:span></text:p>
      <text:p text:style-name="P77"><text:span text:style-name="T218">Cinsi<text:tab/></text:span><text:span text:style-name="T224"><text:tab/>: </text:span><text:span text:style-name="T238">Çatı</text:span><text:span text:style-name="T239">sız</text:span><text:span text:style-name="T238"> </text:span><text:span text:style-name="T239">Arsa</text:span><text:span text:style-name="T237"><text:tab/><text:tab/><text:tab/><text:tab/></text:span><text:span text:style-name="T220">Kullanım Amacı</text:span><text:span text:style-name="T224">:</text:span><text:span text:style-name="T226"> </text:span><text:span text:style-name="T239">Eski malzeme deposu</text:span></text:p>
      <text:p text:style-name="P69"><text:span text:style-name="T177">Adresi<text:tab/></text:span><text:tab/>: <text:span text:style-name="T49">Yeniyurt Mah. İsmail Altıngövde Cad. No:21-</text:span><text:span text:style-name="T50">C</text:span><text:span text:style-name="T49"> Tokat </text:span><text:span text:style-name="T255">(300 m2 Çatısız Arsa)</text:span></text:p>
      <text:p text:style-name="P77"><text:span text:style-name="T221">Tapu-</text:span><text:span text:style-name="T222">Abone Bi</text:span><text:span text:style-name="T221">lgileri</text:span><text:span text:style-name="T223"><text:tab/></text:span><text:span text:style-name="T224">: </text:span><text:span text:style-name="T227">A</text:span><text:span text:style-name="T224">da<text:tab/>:</text:span><text:span text:style-name="T228"> </text:span><text:span text:style-name="T229">1245</text:span><text:span text:style-name="T230"><text:tab/><text:tab/>Parsel<text:tab/>:</text:span><text:span text:style-name="T240"> </text:span><text:span text:style-name="T236">2<text:tab/></text:span><text:span text:style-name="T224">Elektrik : </text:span><text:span text:style-name="T241"><text:tab/></text:span><text:span text:style-name="T224"><text:tab/>Su : </text:span></text:p>
      <text:p text:style-name="P69"><text:span text:style-name="T166">Kiranın </text:span><text:tab/></text:p>
      <text:p text:style-name="P77"><text:span text:style-name="T218">Başlangıç tarihi</text:span><text:span text:style-name="T224"><text:tab/>: </text:span><text:span text:style-name="T239">30 Kasım 202</text:span><text:span text:style-name="T244">1</text:span><text:span text:style-name="T231"><text:tab/></text:span><text:span text:style-name="T224"><text:tab/></text:span></text:p>
      <text:p text:style-name="P77"><text:span text:style-name="T218">Bitiş tarihi</text:span><text:span text:style-name="T224"><text:tab/><text:tab/>: </text:span><text:span text:style-name="T239">29 Kasım 202</text:span><text:span text:style-name="T244">2</text:span><text:span text:style-name="T232"><text:tab/><text:tab/><text:tab/></text:span><text:span text:style-name="T218">Süresi </text:span><text:span text:style-name="T224"><text:tab/>: </text:span><text:span text:style-name="T242">1 Yıl </text:span><text:span text:style-name="T243">(Bir Yıl)</text:span><text:span text:style-name="T233"> </text:span></text:p>
      <text:p text:style-name="P70"><text:span text:style-name="T175">Bedeli<text:tab/></text:span><text:span text:style-name="T118"><text:tab/><text:tab/>: </text:span><text:span text:style-name="T150">43,160</text:span><text:span text:style-name="T152"> </text:span><text:span text:style-name="T151">TL (</text:span><text:span text:style-name="T150">Kırk Üç Bin Yüz Atmış</text:span><text:span text:style-name="T151">) <text:s/>+ STOPAJ VERGİSİ</text:span></text:p>
      <text:p text:style-name="P90"><text:span text:style-name="T172">Ödeme</text:span><text:span text:style-name="T171"> Ş</text:span><text:span text:style-name="T172">ekli</text:span><text:span text:style-name="T105"><text:tab/><text:tab/>:</text:span><text:span text:style-name="T74"> </text:span><text:span text:style-name="T76">43,160 TL sözleşme tarihinde p</text:span><text:span text:style-name="T75">eşin </text:span></text:p>
      <text:p text:style-name="P44">Teminat bedeli<text:tab/>: 1,<text:span text:style-name="T245">5</text:span>00 (Bin <text:span text:style-name="T245">Beş </text:span>Yüz) TL</text:p>
      <text:p text:style-name="P20"><text:span text:style-name="T170">Ödeme</text:span><text:span text:style-name="T171"> Ş</text:span><text:span text:style-name="T170">ekli</text:span><text:span text:style-name="T104"><text:tab/><text:tab/>:</text:span><text:span text:style-name="T94"> </text:span><text:span text:style-name="T77">İşBank </text:span><text:span text:style-name="T259">TR31 00064000 00158001 268616</text:span><text:span text:style-name="T101"> </text:span><text:span text:style-name="T102">nolu </text:span><text:span text:style-name="T77">Ali Umut BALCI</text:span><text:span text:style-name="T101"> </text:span><text:span text:style-name="T103">hesabına</text:span></text:p>
      <text:p text:style-name="P71"><text:span text:style-name="T118">İşbu akitteki bilgilerin doğruluğunu ve sözleşmenin tüm şartlarına uyacağımı peşinen kabul ettiğimi, </text:span><text:span text:style-name="T137">akiti okuyarak, hür irademle imzaladığımı,</text:span><text:span text:style-name="T118"> beyan, </text:span><text:span text:style-name="T153">kabul</text:span><text:span text:style-name="T118"> ve taahhüt ederim.</text:span></text:p>
      <text:p text:style-name="P48"/>
      <text:p text:style-name="P48"><text:span text:style-name="T253">KİRAYA VEREN<text:tab/>KİRACI<text:tab/>ŞAHİT</text:span></text:p>
      <text:p text:style-name="P4"><text:tab/><text:tab/><text:tab/><text:tab/><text:tab/><text:tab/></text:p>
      <text:p text:style-name="P6"/>
      <text:p text:style-name="P5"/>
      <text:p text:style-name="P5"/>
      <text:p text:style-name="P5"><text:soft-page-break/></text:p>
      <text:p text:style-name="P5"/>
      <text:p text:style-name="P8">TAHLİYE TAAHHÜTNAMESİ</text:p>
      <text:p text:style-name="P8"/>
      <text:p text:style-name="P26"><text:span text:style-name="T118"><text:tab/>Halen tahtı icarımda bulunan, kiraya vereni ve özellikleri aşağıda belirtilen taşınmazı; </text:span><text:span text:style-name="T127">tahliye etmeyi taahhüt ettiğim tarih</text:span><text:span text:style-name="T130">te</text:span><text:span text:style-name="T127">, </text:span><text:span text:style-name="T130">a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nin</text:span><text:span text:style-name="T127"> şartlarına bağlı kalarak, </text:span><text:span text:style-name="T126"><text:s/></text:span><text:span text:style-name="T118">hiçbir kanuni merasime, ihtar ve protesto keşidesine, cevap itasına, tebliğ ve tebellüğe, </text:span><text:span text:style-name="T154">herhangi bir ihtar ve hiçbir hüküm istihsaline ve mahkemeden ilam almaya hacet kalmaksızın</text:span><text:span text:style-name="T118"> kayıtsız ve şartsız olarak boşaltmayı </text:span><text:span text:style-name="T154">kesin olarak, </text:span><text:span text:style-name="T156">hür irademle</text:span><text:span text:style-name="T154"> beyan, kabul ve taahhüt ed</text:span><text:span text:style-name="T155">iyorum</text:span><text:span text:style-name="T154">.</text:span></text:p>
      <text:p text:style-name="P28"/>
      <text:p text:style-name="P27"><text:span text:style-name="T118"><text:tab/>Gününde tahliye edemediğim </text:span><text:span text:style-name="T124">veya </text:span><text:span text:style-name="T118">etmediğim takdirde,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ödemeyi, </text:span><text:span text:style-name="T118">kiraya veren veya yetkili kanuni ve</text:span><text:span text:style-name="T193">kili tarafından aleyhime yapılacak, her türlü icra takibatı, mahkeme masrafları, avukatlık ücretleri ve benzeri tüm ücretlerinde tamamen şahsım tarafından karşılanacağını şimdiden <text:s/>kabul,</text:span><text:span text:style-name="T194"> beyan</text:span><text:span text:style-name="T193"> ve taahhüt ediyorum. İşbu taahhütname</text:span><text:span text:style-name="T195">yi</text:span><text:span text:style-name="T193"> </text:span><text:span text:style-name="T196">hür</text:span><text:span text:style-name="T193"> irademle </text:span><text:span text:style-name="T196">okudum ve</text:span><text:span text:style-name="T193"> imza</text:span><text:span text:style-name="T195">lıyorum</text:span><text:span text:style-name="T193">. </text:span></text:p>
      <text:p text:style-name="P32"/>
      <text:p text:style-name="P35">TAHLİYE EDİLECEK YERİN</text:p>
      <text:p text:style-name="P29">Adresi<text:tab/>: <text:s/></text:p>
      <text:p text:style-name="P33"/>
      <text:p text:style-name="P30"><text:span text:style-name="T27">İlgili </text:span><text:span text:style-name="T24">Kira </text:span><text:span text:style-name="T25">Sözleşme</text:span><text:span text:style-name="T24">si</text:span><text:span text:style-name="T25"> Tarihi, <text:s/></text:span><text:span text:style-name="T26">No <text:s/></text:span><text:span text:style-name="T25"><text:tab/>:<text:tab/></text:span></text:p>
      <text:p text:style-name="P32"/>
      <text:p text:style-name="P31"><text:span text:style-name="T25">T</text:span><text:span text:style-name="T23">aah</text:span><text:span text:style-name="T28">h</text:span><text:span text:style-name="T23">üdün imzalandığı tarih<text:tab/>:</text:span></text:p>
      <text:p text:style-name="P34"/>
      <text:p text:style-name="P34">Mecurun tahliye <text:span text:style-name="T214">e</text:span>dileceği taahhüt edilen tarih<text:tab/>:</text:p>
      <text:p text:style-name="P24"/>
      <text:p text:style-name="P24"/>
      <text:p text:style-name="P24"/>
      <text:p text:style-name="P24"/>
      <text:p text:style-name="P24"/>
      <text:p text:style-name="P24"/>
      <text:p text:style-name="P81">Kiracı<text:tab/></text:p>
      <text:p text:style-name="P83"><text:span text:style-name="T218">Adı Soyadı</text:span><text:span text:style-name="T224"><text:tab/>: </text:span><text:span text:style-name="T234">Ali Demirel</text:span></text:p>
      <text:p text:style-name="P83"><text:span text:style-name="T218">TC Kimlik No</text:span><text:span text:style-name="T224"><text:tab/>: </text:span><text:span text:style-name="T235">2</text:span><text:span text:style-name="T234">96 6582 6206</text:span></text:p>
      <text:p text:style-name="P83"><text:span text:style-name="T219">Tebligat </text:span><text:span text:style-name="T218">Adres</text:span><text:span text:style-name="T224"><text:tab/>: </text:span><text:span text:style-name="T225">Bahçelievler Mah. Mehmet Akif Ersoy Cad. Nas Apt. K:3 D:6 TOKAT</text:span></text:p>
      <text:p text:style-name="P82"><text:span text:style-name="T177">Telefon No</text:span><text:tab/>: <text:span text:style-name="T216">0 </text:span><text:span text:style-name="T217">53</text:span><text:span text:style-name="T188">7 760 26 79</text:span></text:p>
      <text:p text:style-name="P25"/>
      <text:p text:style-name="P25"/>
      <text:p text:style-name="P25"/>
      <text:p text:style-name="P25"/>
      <text:p text:style-name="P25"/>
      <text:p text:style-name="P25"/>
      <text:p text:style-name="P25"/>
      <text:p text:style-name="P25"/>
      <text:p text:style-name="P25"/>
      <text:p text:style-name="P25"/>
      <text:p text:style-name="P25"><text:tab/><text:tab/></text:p>
      <text:p text:style-name="P25"/>
      <text:p text:style-name="P25"><text:soft-page-break/></text:p>
      <text:p text:style-name="P25"/>
      <text:p text:style-name="P25"/>
      <text:p text:style-name="P2"><text:tab/> <text:s text:c="14"/></text:p>
      <text:p text:style-name="P9">KİRA FESİH SÖZLEŞMESİ</text:p>
      <text:p text:style-name="P10"/>
      <text:p text:style-name="P36"><text:span text:style-name="T118"><text:tab/></text:span><text:span text:style-name="T138">A</text:span><text:span text:style-name="T130">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text:span><text:span text:style-name="T138">ni tek taraflı olarak fesh ediyorum. Sözleşme şartları ile t</text:span><text:span text:style-name="T118">ahtı icarımda bulunan taşınmazı; </text:span><text:span text:style-name="T138">belirtilen tarihte,</text:span><text:span text:style-name="T127"> </text:span><text:span text:style-name="T130">belirtilen </text:span><text:span text:style-name="T127">kira sözleşme</text:span><text:span text:style-name="T131">sinin</text:span><text:span text:style-name="T127"> şartlarına bağlı kalarak </text:span><text:span text:style-name="T157">tahliye ettim.</text:span></text:p>
      <text:p text:style-name="P38"/>
      <text:p text:style-name="P39"><text:span text:style-name="T187">FESH</text:span><text:span text:style-name="T186"> EDİLE</text:span><text:span text:style-name="T187">N</text:span><text:span text:style-name="T186"> </text:span><text:span text:style-name="T187">SÖZLEŞMENİN</text:span></text:p>
      <text:p text:style-name="P38"/>
      <text:p text:style-name="P37"><text:span text:style-name="T158">Tarihi, <text:s/></text:span><text:span text:style-name="T159">No</text:span><text:span text:style-name="T158"><text:tab/><text:tab/><text:tab/><text:tab/>:<text:tab/></text:span></text:p>
      <text:p text:style-name="P40">Mecurun tahliye Edil<text:span text:style-name="T185">diği </text:span>tarih<text:tab/>:</text:p>
      <text:p text:style-name="P40"/>
      <text:p text:style-name="P40"/>
      <text:p text:style-name="P40"/>
      <text:p text:style-name="P40"/>
      <text:p text:style-name="P86">Kiracı<text:tab/></text:p>
      <text:p text:style-name="P89"><text:span text:style-name="T218">Adı Soyadı</text:span><text:span text:style-name="T224"><text:tab/>: </text:span><text:span text:style-name="T234">Ali Demirel</text:span></text:p>
      <text:p text:style-name="P89"><text:span text:style-name="T218">TC Kimlik No</text:span><text:span text:style-name="T224"><text:tab/>: </text:span><text:span text:style-name="T235">2</text:span><text:span text:style-name="T234">96 6582 6206</text:span></text:p>
      <text:p text:style-name="P89"><text:span text:style-name="T219">Tebligat </text:span><text:span text:style-name="T218">Adres</text:span><text:span text:style-name="T224"><text:tab/>: </text:span><text:span text:style-name="T225">Bahçelievler Mah. Mehmet Akif Ersoy Cad. Nas Apt. K:3 D:6 TOKAT</text:span></text:p>
      <text:p text:style-name="P87"><text:span text:style-name="T177">Telefon No</text:span><text:tab/>: <text:span text:style-name="T216">0 </text:span><text:span text:style-name="T217">53</text:span><text:span text:style-name="T188">7 760 26 79</text:span></text:p>
      <text:p text:style-name="P41"/>
      <text:p text:style-name="P41"/>
      <text:p text:style-name="P41"/>
      <text:p text:style-name="P74"/>
      <text:p text:style-name="P74"/>
      <text:p text:style-name="P46"><text:soft-page-break/></text:p>
      <text:p text:style-name="P46"/>
      <text:p text:style-name="P46"><text:span text:style-name="T201">E</text:span>lektrik Kullanım Sözleşmesi</text:p>
      <text:p text:style-name="P45"><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3802088664" text:style-name="L1">
        <text:list-item>
          <text:p text:style-name="P56"><text:span text:style-name="T202">Kiracı, kiraya verene ait abone </text:span><text:span text:style-name="T203">ve pano</text:span><text:span text:style-name="T202"> üzerinden elektrik kullanımı sağlayacaktır.</text:span></text:p>
        </text:list-item>
        <text:list-item>
          <text:p text:style-name="P59"><text:span text:style-name="T202">Kiracının kullanacağı </text:span><text:span text:style-name="T205">kompresör, matkap, </text:span><text:span text:style-name="T202">elektrik motorları, aydınlatma aksesuarları vb. gibi elektrik tüketen gereçler </text:span><text:span text:style-name="T204">her </text:span><text:span text:style-name="T202">kira başlangıcında belirlenec</text:span><text:span text:style-name="T204">e</text:span><text:span text:style-name="T202">ktir. </text:span></text:p>
          <text:p text:style-name="P60">Elektrik Kullanım Bedeli</text:p>
        </text:list-item>
        <text:list-item>
          <text:p text:style-name="P61">Elektrik kullanım bedeli, aşağıdaki şartlar dahilinde, kiraya veren tarafından ödenecektir.</text:p>
          <text:list>
            <text:list-item>
              <text:p text:style-name="P57"><text:span text:style-name="T202">Mecurda, kiracının işiyle alakalı elektrik motorları, aydınlatma vb. mecburi <text:s/>tüketimler</text:span><text:span text:style-name="T203">in bedeli</text:span><text:span text:style-name="T202"> kira bedeline dahildir, </text:span><text:span text:style-name="T207">kiracı </text:span><text:span text:style-name="T203">ayrıyeten elektrik bedeli ödemeyecektir.</text:span></text:p>
            </text:list-item>
            <text:list-item>
              <text:p text:style-name="P56"><text:span text:style-name="T202">Kiracı, elektrikli soba, su ısıtıcısı gibi </text:span><text:span text:style-name="T203">ticari işiyle ilgili olmayan, aşırı tüketim </text:span><text:span text:style-name="T202">aletleri</text:span><text:span text:style-name="T203">ni mecurda</text:span><text:span text:style-name="T202"> kullanamaz. </text:span><text:span text:style-name="T203">Bu gibi aletlerin kullanılması kira sözleşmesinin feshini gerektirir.</text:span></text:p>
            </text:list-item>
            <text:list-item>
              <text:p text:style-name="P59"><text:span text:style-name="T203">K</text:span><text:span text:style-name="T202">iracı işyerine koyacağı, elektrik tüketimi olan aletleri kiraya verene, her sözleşme döneminde bildirmekle yükümlüdür.</text:span></text:p>
            </text:list-item>
            <text:list-item>
              <text:p text:style-name="P58"><text:span text:style-name="T205">Oluşabilecek arızaların başlangıç sınırının </text:span><text:span text:style-name="T202">belirlenmesi </text:span><text:span text:style-name="T205">ve </text:span><text:span text:style-name="T208">k</text:span><text:span text:style-name="T205">iracının </text:span><text:span text:style-name="T202">aylık elektrik tüketiminin </text:span><text:span text:style-name="T205">belirlen</text:span><text:span text:style-name="T208">ebil</text:span><text:span text:style-name="T205">mesi</text:span><text:span text:style-name="T202"> için, bilgi amaçlı bir süzme sayaç takılacak ve kullanım miktarları kayıt altına alınacaktır.</text:span></text:p>
            </text:list-item>
            <text:list-item>
              <text:p text:style-name="P62">Kullanım miktarlarının aylık yaklaşık miktarlarda olması takip edilecektir. Aylara göre oluşabilecek sapmalardaki tüketim bedel farklarını kiraya veren ayrıyeten talep edemez.</text:p>
            </text:list-item>
          </text:list>
          <text:p text:style-name="P66"><text:span text:style-name="T210">Pano, Tesisat, </text:span><text:span text:style-name="T211">Arıza, Ortak Giderler </text:span><text:span text:style-name="T212">ve Sorumluluk</text:span></text:p>
        </text:list-item>
        <text:list-item>
          <text:p text:style-name="P67"><text:span text:style-name="T202">Mecurda bulunan </text:span><text:span text:style-name="T209">ana </text:span><text:span text:style-name="T202">pano, </text:span><text:span text:style-name="T208">kiracının</text:span><text:span text:style-name="T202"> enerji ihtiyacını karşılayacak şekilde tesis edilmiştir </text:span><text:span text:style-name="T206">ve </text:span><text:span text:style-name="T208">kiracıya</text:span><text:span text:style-name="T206"> 100 amperlik sigorta ile panodan enerji verilmektedir.</text:span></text:p>
        </text:list-item>
        <text:list-item>
          <text:p text:style-name="P63"><text:span text:style-name="T254">Ana p</text:span>anoda oluşabilecek arızalardan, <text:span text:style-name="T254">ana </text:span>pano üzerinden enerji sağlayan k<text:span text:style-name="T215">iracı</text:span> müştereken sorumludur. </text:p>
        </text:list-item>
        <text:list-item>
          <text:p text:style-name="P64">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64">Kiracının ekipmanlarında oluşabilecek elektrik tesisatı kaynaklı arızaların sorumluluğu tamamen kiracıya aittir. Kiracı kendi tedbirlerini almakla yükümlüdür.</text:p>
        </text:list-item>
        <text:list-item>
          <text:p text:style-name="P63"><text:span text:style-name="T215">Kiracı</text:span> kendisine ait sayaçtan sonraki tesisat ve ekipmanlarda oluşabilecek arızalardan münferiden sorumludur.</text:p>
          <text:p text:style-name="P67"><text:span text:style-name="T213">Teminat</text:span><text:span text:style-name="T202"> </text:span></text:p>
        </text:list-item>
        <text:list-item>
          <text:p text:style-name="P63">Teminat bedeli, her kira döneminde kiraya veren tarafından belirlenir ve kiracı oluşan farkı ödemekle yükümlüdür.</text:p>
        </text:list-item>
        <text:list-item>
          <text:p text:style-name="P63">Teminat bedeli, kira bitiminde borcu olmaması durumunda kiracıya, ödediği miktar kadar iade edilecektir. </text:p>
        </text:list-item>
      </text:list>
      <text:p text:style-name="P65"/>
      <text:p text:style-name="P65"/>
      <text:p text:style-name="P73">Kiracı<text:tab/></text:p>
      <text:p text:style-name="P77"><text:span text:style-name="T218">Adı Soyadı</text:span><text:span text:style-name="T224"><text:tab/>: </text:span><text:span text:style-name="T234">Ali Demirel</text:span></text:p>
      <text:p text:style-name="P77"><text:span text:style-name="T218">TC Kimlik No</text:span><text:span text:style-name="T224"><text:tab/>: </text:span><text:span text:style-name="T235">2</text:span><text:span text:style-name="T234">96 6582 6206</text:span></text:p>
      <text:p text:style-name="P77"><text:span text:style-name="T219">Tebligat </text:span><text:span text:style-name="T218">Adres</text:span><text:span text:style-name="T224"><text:tab/>: </text:span><text:span text:style-name="T225">Bahçelievler Mah. Mehmet Akif Ersoy Cad. Nas Apt. K:3 D:6 TOKAT</text:span></text:p>
      <text:p text:style-name="P72"><text:span text:style-name="T177">Telefon No</text:span><text:tab/>: <text:span text:style-name="T216">0 </text:span><text:span text:style-name="T217">53</text:span><text:span text:style-name="T188">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1-08T15:13:46.003600192</dc:date>
    <meta:editing-duration>P1DT22H40M26S</meta:editing-duration>
    <meta:editing-cycles>90</meta:editing-cycles>
    <meta:generator>LibreOffice/7.1.6.2$Linux_X86_64 LibreOffice_project/10$Build-2</meta:generator>
    <meta:print-date>2021-11-08T14:55:29.321969344</meta:print-date>
    <meta:document-statistic meta:table-count="0" meta:image-count="0" meta:object-count="0" meta:page-count="6" meta:paragraph-count="106" meta:word-count="2264" meta:character-count="16893" meta:non-whitespace-character-count="14607"/>
  </office:meta>
</office:document-meta>
</file>